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Replacements/Object 234" manifest:media-type=""/>
  <manifest:file-entry manifest:full-path="ObjectReplacements/Object 297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242/settings.xml" manifest:media-type="text/xml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300/content.xml" manifest:media-type="text/xml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3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303/content.xml" manifest:media-type="text/xml"/>
  <manifest:file-entry manifest:full-path="Object 303/settings.xml" manifest:media-type="text/xml"/>
  <manifest:file-entry manifest:full-path="Object 303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305/content.xml" manifest:media-type="text/xml"/>
  <manifest:file-entry manifest:full-path="Object 305/settings.xml" manifest:media-type="text/xml"/>
  <manifest:file-entry manifest:full-path="Object 305/" manifest:version="1.3" manifest:media-type="application/vnd.oasis.opendocument.formula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306/settings.xml" manifest:media-type="text/xml"/>
  <manifest:file-entry manifest:full-path="Object 306/content.xml" manifest:media-type="text/xml"/>
  <manifest:file-entry manifest:full-path="Object 306/" manifest:version="1.3" manifest:media-type="application/vnd.oasis.opendocument.formula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content.xml" manifest:media-type="text/xml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316/settings.xml" manifest:media-type="text/xml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276/content.xml" manifest:media-type="text/xml"/>
  <manifest:file-entry manifest:full-path="Object 276/settings.xml" manifest:media-type="text/xml"/>
  <manifest:file-entry manifest:full-path="Object 276/" manifest:version="1.3" manifest:media-type="application/vnd.oasis.opendocument.formula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292/content.xml" manifest:media-type="text/xml"/>
  <manifest:file-entry manifest:full-path="Object 292/settings.xml" manifest:media-type="text/xml"/>
  <manifest:file-entry manifest:full-path="Object 292/" manifest:version="1.3" manifest:media-type="application/vnd.oasis.opendocument.formula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294/settings.xml" manifest:media-type="text/xml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311/content.xml" manifest:media-type="text/xml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settings.xml" manifest:media-type="text/xml"/>
  <manifest:file-entry manifest:full-path="Object 314/content.xml" manifest:media-type="text/xml"/>
  <manifest:file-entry manifest:full-path="Object 314/" manifest:version="1.3" manifest:media-type="application/vnd.oasis.opendocument.formula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323/content.xml" manifest:media-type="text/xml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3cm" table:align="left" style:writing-mode="lr-tb"/>
    </style:style>
    <style:style style:name="Tableau4.A" style:family="table-column">
      <style:table-column-properties style:column-width="1.457cm"/>
    </style:style>
    <style:style style:name="Tableau4.B" style:family="table-column">
      <style:table-column-properties style:column-width="1.543cm"/>
    </style:style>
    <style:style style:name="Tableau4.1" style:family="table-row">
      <style:table-row-properties style:row-height="1cm"/>
    </style:style>
    <style:style style:name="Tableau4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bottom" fo:padding="0.097cm" fo:border="0.05pt solid #000000"/>
    </style:style>
    <style:style style:name="Tableau4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3cm" table:align="left" style:writing-mode="lr-tb"/>
    </style:style>
    <style:style style:name="Tableau5.A" style:family="table-column">
      <style:table-column-properties style:column-width="1.455cm"/>
    </style:style>
    <style:style style:name="Tableau5.B" style:family="table-column">
      <style:table-column-properties style:column-width="1.545cm"/>
    </style:style>
    <style:style style:name="Tableau5.1" style:family="table-row">
      <style:table-row-properties style:row-height="1cm"/>
    </style:style>
    <style:style style:name="Tableau5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style:vertical-align="bottom" fo:padding="0.097cm" fo:border="0.05pt solid #000000"/>
    </style:style>
    <style:style style:name="Tableau5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P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P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P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P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P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P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P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P1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1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3" style:family="paragraph" style:parent-style-name="Header">
      <style:paragraph-properties fo:margin-left="0cm" fo:margin-right="0cm" fo:text-indent="0cm" style:auto-text-indent="false"/>
    </style:style>
    <style:style style:name="P1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20" style:family="paragraph" style:parent-style-name="Footer">
      <style:text-properties officeooo:paragraph-rsid="00863005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Footer">
      <style:text-properties officeooo:paragraph-rsid="00c384cf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3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3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4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4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56" style:family="paragraph" style:parent-style-name="Footer">
      <style:text-properties officeooo:paragraph-rsid="00d4df5c"/>
    </style:style>
    <style:style style:name="P57" style:family="paragraph" style:parent-style-name="Footer">
      <style:paragraph-properties fo:text-align="end" style:justify-single-word="false"/>
      <style:text-properties officeooo:paragraph-rsid="00d4df5c"/>
    </style:style>
    <style:style style:name="P58" style:family="paragraph" style:parent-style-name="Footer">
      <style:paragraph-properties fo:text-align="start" style:justify-single-word="false"/>
      <style:text-properties officeooo:paragraph-rsid="00d4df5c"/>
    </style:style>
    <style:style style:name="P59" style:family="paragraph" style:parent-style-name="Footer">
      <style:paragraph-properties fo:text-align="start" style:justify-single-word="false"/>
      <style:text-properties officeooo:paragraph-rsid="0211dd7e"/>
    </style:style>
    <style:style style:name="P60" style:family="paragraph" style:parent-style-name="Footer">
      <style:text-properties officeooo:paragraph-rsid="030c4d7d"/>
    </style:style>
    <style:style style:name="P61" style:family="paragraph" style:parent-style-name="Footer">
      <style:text-properties officeooo:paragraph-rsid="008d016c"/>
    </style:style>
    <style:style style:name="P62" style:family="paragraph" style:parent-style-name="Footer">
      <style:text-properties officeooo:paragraph-rsid="010f7046"/>
    </style:style>
    <style:style style:name="P63" style:family="paragraph" style:parent-style-name="Footer">
      <style:text-properties officeooo:paragraph-rsid="01120261"/>
    </style:style>
    <style:style style:name="P64" style:family="paragraph" style:parent-style-name="Footer">
      <style:text-properties officeooo:rsid="0242edd8" officeooo:paragraph-rsid="0242edd8"/>
    </style:style>
    <style:style style:name="P65" style:family="paragraph" style:parent-style-name="Footer">
      <style:text-properties officeooo:paragraph-rsid="00a59a60"/>
    </style:style>
    <style:style style:name="P66" style:family="paragraph" style:parent-style-name="Footer">
      <style:text-properties officeooo:paragraph-rsid="004274bc"/>
    </style:style>
    <style:style style:name="P67" style:family="paragraph" style:parent-style-name="Footer">
      <style:text-properties officeooo:paragraph-rsid="00d8520c"/>
    </style:style>
    <style:style style:name="P68" style:family="paragraph" style:parent-style-name="Footer">
      <style:text-properties officeooo:paragraph-rsid="002aa84d"/>
    </style:style>
    <style:style style:name="P69" style:family="paragraph" style:parent-style-name="Footer">
      <style:text-properties officeooo:rsid="001f8a2d" officeooo:paragraph-rsid="00bd36bc"/>
    </style:style>
    <style:style style:name="P70" style:family="paragraph" style:parent-style-name="Footer">
      <style:text-properties officeooo:rsid="001f8a2d" officeooo:paragraph-rsid="002b33ed"/>
    </style:style>
    <style:style style:name="P71" style:family="paragraph" style:parent-style-name="Footer">
      <style:text-properties officeooo:rsid="011350d1" officeooo:paragraph-rsid="011350d1"/>
    </style:style>
    <style:style style:name="P72" style:family="paragraph" style:parent-style-name="Footer">
      <style:text-properties officeooo:rsid="0096b4e2" officeooo:paragraph-rsid="0096b4e2"/>
    </style:style>
    <style:style style:name="P73" style:family="paragraph" style:parent-style-name="Footer">
      <style:text-properties officeooo:paragraph-rsid="0096b4e2"/>
    </style:style>
    <style:style style:name="P74" style:family="paragraph" style:parent-style-name="Footer">
      <style:text-properties officeooo:paragraph-rsid="02a682f9"/>
    </style:style>
    <style:style style:name="P75" style:family="paragraph" style:parent-style-name="Header">
      <style:paragraph-properties fo:text-align="start" style:justify-single-word="false"/>
      <style:text-properties officeooo:paragraph-rsid="0289fb01"/>
    </style:style>
    <style:style style:name="P76" style:family="paragraph" style:parent-style-name="Header">
      <style:paragraph-properties fo:text-align="start" style:justify-single-word="false"/>
      <style:text-properties officeooo:paragraph-rsid="0211dd7e"/>
    </style:style>
    <style:style style:name="P77" style:family="paragraph" style:parent-style-name="Header">
      <style:paragraph-properties fo:text-align="start" style:justify-single-word="false"/>
      <style:text-properties officeooo:paragraph-rsid="02a56131"/>
    </style:style>
    <style:style style:name="P78" style:family="paragraph" style:parent-style-name="Header">
      <style:paragraph-properties fo:text-align="center" style:justify-single-word="false"/>
      <style:text-properties officeooo:paragraph-rsid="00ab054e"/>
    </style:style>
    <style:style style:name="P79" style:family="paragraph" style:parent-style-name="Header">
      <style:paragraph-properties fo:text-align="center" style:justify-single-word="false"/>
      <style:text-properties officeooo:paragraph-rsid="00c10aa6"/>
    </style:style>
    <style:style style:name="P8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1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3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4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87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88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aa87d" officeooo:paragraph-rsid="027aa87d"/>
    </style:style>
    <style:style style:name="P91" style:family="paragraph" style:parent-style-name="_5f_Header_20_N_20_page_20_impaire_20__28_D_29_">
      <style:text-properties officeooo:rsid="0277791e" officeooo:paragraph-rsid="0277791e"/>
    </style:style>
    <style:style style:name="P92" style:family="paragraph" style:parent-style-name="_5f_Header_20_G_20_page_20_impaire_20__28_D_29_">
      <style:text-properties officeooo:paragraph-rsid="01259ec2"/>
    </style:style>
    <style:style style:name="P93" style:family="paragraph" style:parent-style-name="_5f_Header_20_G_20_page_20_impaire_20__28_D_29_">
      <style:text-properties officeooo:paragraph-rsid="00c87b35"/>
    </style:style>
    <style:style style:name="P94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5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6" style:family="paragraph" style:parent-style-name="_5f_Header_20_G_20_page_20_paire_20__28_G_29_">
      <style:text-properties officeooo:paragraph-rsid="00eb2abc"/>
    </style:style>
    <style:style style:name="P97" style:family="paragraph" style:parent-style-name="_5f_Header_20_G_20_page_20_paire_20__28_G_29_">
      <style:paragraph-properties fo:text-align="start" style:justify-single-word="false"/>
    </style:style>
    <style:style style:name="P98" style:family="paragraph" style:parent-style-name="_5f_Header_20_G_20_page_20_paire_20__28_G_29_">
      <style:text-properties officeooo:paragraph-rsid="0334a5be"/>
    </style:style>
    <style:style style:name="P9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0" style:family="paragraph" style:parent-style-name="Frame_20_contents">
      <style:text-properties officeooo:rsid="022ee056" officeooo:paragraph-rsid="022ee056"/>
    </style:style>
    <style:style style:name="P101" style:family="paragraph" style:parent-style-name="Frame_20_contents">
      <style:paragraph-properties fo:text-align="center" style:justify-single-word="false"/>
    </style:style>
    <style:style style:name="P102" style:family="paragraph" style:parent-style-name="_5f_Footer_20_page_20_impaire_20__28_D_29_"/>
    <style:style style:name="P103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4" style:family="paragraph" style:parent-style-name="_5f_Footer_20_page_20_paire_20__28_G_29_">
      <style:text-properties fo:font-size="9pt" style:font-size-asian="9pt" style:font-size-complex="9pt"/>
    </style:style>
    <style:style style:name="P105" style:family="paragraph" style:parent-style-name="_5f_Footer_20_page_20_paire_20__28_G_29_"/>
    <style:style style:name="P106" style:family="paragraph" style:parent-style-name="_5f_Paragraphe_5f_Réponse_5f_Elève" style:list-style-name="_5f_Numérotation_20_des_20_exercices"/>
    <style:style style:name="P107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8" style:family="paragraph" style:parent-style-name="_5f_Paragraphe_5f_Réponse_5f_Elève_5f_Fraction" style:list-style-name="_5f_Numérotation_20_des_20_exercices"/>
    <style:style style:name="P109" style:family="paragraph" style:parent-style-name="_5f_Paragraphe_5f_Réponse_5f_Elève_5f_Fraction" style:list-style-name="_5f_Numérotation_20_des_20_exercices">
      <style:text-properties officeooo:paragraph-rsid="02a9981b"/>
    </style:style>
    <style:style style:name="P110" style:family="paragraph" style:parent-style-name="_5f_Paragraphe_5f_Réponse_5f_Elève_5f_Fraction" style:list-style-name="_5f_Numérotation_20_des_20_exercices">
      <style:text-properties officeooo:paragraph-rsid="02aa2c8b"/>
    </style:style>
    <style:style style:name="P111" style:family="paragraph" style:parent-style-name="_5f_Premier_5f_Titre_5f_Exercices_5f_avec_5f_Num_5f_Exo_5f_sans_5f_Titre" style:master-page-name="_32__5f_5_5f_SERIE_5f_N_5f_GAUCHE_5f_ET_5f_DROITE_5f_2COL">
      <style:paragraph-properties style:page-number="141" fo:break-before="auto" fo:break-after="auto"/>
    </style:style>
    <style:style style:name="P112" style:family="paragraph" style:parent-style-name="_5f_Titre_5f_Exercices_5f_avec_5f_Titre" style:list-style-name="_5f_Numérotation_20_des_20_exercices"/>
    <style:style style:name="P11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style:paragraph-properties fo:text-align="center"/>
    </style:style>
    <style:style style:name="P11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d7e12c"/>
    </style:style>
    <style:style style:name="P118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20" style:family="paragraph">
      <loext:graphic-properties draw:fill="solid" draw:fill-color="#7fb241"/>
    </style:style>
    <style:style style:name="P1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2" style:family="paragraph">
      <loext:graphic-properties draw:fill="solid" draw:fill-color="#1ca2b8"/>
    </style:style>
    <style:style style:name="P12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124" style:family="paragraph">
      <loext:graphic-properties draw:fill="solid" draw:fill-color="#000000"/>
      <style:paragraph-properties fo:text-align="center"/>
    </style:style>
    <style:style style:name="T1" style:family="text">
      <style:text-properties fo:font-variant="small-caps"/>
    </style:style>
    <style:style style:name="T2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T7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20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21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22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T52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T53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T54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T55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T56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T57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2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T63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T64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T65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T66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T67" style:family="text">
      <style:text-properties fo:font-variant="small-caps" officeooo:rsid="0054f64f"/>
    </style:style>
    <style:style style:name="T68" style:family="text">
      <style:text-properties fo:font-variant="small-caps" officeooo:rsid="0096b4e2"/>
    </style:style>
    <style:style style:name="T69" style:family="text">
      <style:text-properties fo:font-variant="small-caps" officeooo:rsid="00a847d5"/>
    </style:style>
    <style:style style:name="T70" style:family="text">
      <style:text-properties fo:font-variant="small-caps" officeooo:rsid="007d7a6f"/>
    </style:style>
    <style:style style:name="T71" style:family="text">
      <style:text-properties fo:font-variant="small-caps" officeooo:rsid="00990660"/>
    </style:style>
    <style:style style:name="T72" style:family="text">
      <style:text-properties fo:font-variant="small-caps" officeooo:rsid="00b5d2d1"/>
    </style:style>
    <style:style style:name="T73" style:family="text">
      <style:text-properties fo:font-variant="small-caps" officeooo:rsid="00b6801f"/>
    </style:style>
    <style:style style:name="T74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5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48" style:family="text">
      <style:text-properties officeooo:rsid="0160d7ef"/>
    </style:style>
    <style:style style:name="T149" style:family="text">
      <style:text-properties officeooo:rsid="0072f07f"/>
    </style:style>
    <style:style style:name="T150" style:family="text">
      <style:text-properties officeooo:rsid="0268e0aa"/>
    </style:style>
    <style:style style:name="T151" style:family="text">
      <style:text-properties officeooo:rsid="026ec296"/>
    </style:style>
    <style:style style:name="T152" style:family="text">
      <style:text-properties officeooo:rsid="0272f9e5"/>
    </style:style>
    <style:style style:name="T153" style:family="text">
      <style:text-properties officeooo:rsid="02757f12"/>
    </style:style>
    <style:style style:name="T154" style:family="text">
      <style:text-properties officeooo:rsid="02735980"/>
    </style:style>
    <style:style style:name="T155" style:family="text">
      <style:text-properties officeooo:rsid="01b6dc57"/>
    </style:style>
    <style:style style:name="T156" style:family="text">
      <style:text-properties officeooo:rsid="00b5d2d1"/>
    </style:style>
    <style:style style:name="T157" style:family="text">
      <style:text-properties officeooo:rsid="015f088a"/>
    </style:style>
    <style:style style:name="T158" style:family="text">
      <style:text-properties officeooo:rsid="01f8729d"/>
    </style:style>
    <style:style style:name="T159" style:family="text">
      <style:text-properties officeooo:rsid="010c4d3a"/>
    </style:style>
    <style:style style:name="T160" style:family="text">
      <style:text-properties fo:font-size="16pt" style:font-size-asian="16pt" style:font-size-complex="16pt"/>
    </style:style>
    <style:style style:name="T161" style:family="text">
      <style:text-properties officeooo:rsid="00b6801f"/>
    </style:style>
    <style:style style:name="T162" style:family="text">
      <style:text-properties officeooo:rsid="0334a5be"/>
    </style:style>
    <style:style style:name="T163" style:family="text">
      <style:text-properties officeooo:rsid="0315af39"/>
    </style:style>
    <style:style style:name="T164" style:family="text">
      <style:text-properties officeooo:rsid="014407b5"/>
    </style:style>
    <style:style style:name="T165" style:family="text">
      <style:text-properties officeooo:rsid="008d016c"/>
    </style:style>
    <style:style style:name="T166" style:family="text">
      <style:text-properties officeooo:rsid="009e3fdd"/>
    </style:style>
    <style:style style:name="T167" style:family="text">
      <style:text-properties officeooo:rsid="00a4cf55"/>
    </style:style>
    <style:style style:name="T168" style:family="text">
      <style:text-properties officeooo:rsid="005a3fa8"/>
    </style:style>
    <style:style style:name="T169" style:family="text">
      <style:text-properties officeooo:rsid="00415f3a"/>
    </style:style>
    <style:style style:name="T170" style:family="text">
      <style:text-properties officeooo:rsid="00386ebd"/>
    </style:style>
    <style:style style:name="T171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1fe03f2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fo:color="#000000" loext:opacity="100%"/>
    </style:style>
    <style:style style:name="T180" style:family="text"/>
    <style:style style:name="T181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182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/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6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d7e12c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width="0.03cm" svg:stroke-color="#000000" draw:marker-start-width="0.39cm" draw:marker-end-width="0.39cm" draw:fill="solid" draw:fill-color="#000000" draw:textarea-vertical-align="middle" draw:auto-grow-height="false" fo:min-height="1.182cm" fo:min-width="1.48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width="0.03cm" svg:stroke-color="#000000" draw:marker-start-width="0.39cm" draw:marker-end-width="0.39cm" draw:fill="solid" draw:fill-color="#000000" draw:textarea-vertical-align="middle" draw:auto-grow-height="false" fo:min-height="1.231cm" fo:min-width="1.52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5" draw:name="Shape2_3" draw:style-name="gr14" draw:text-style-name="P123" svg:width="3.918cm" svg:height="1.031cm" draw:transform="rotate (0.0876155284501153) translate (0.137583333333333cm 0.342194444444444cm)">
        <draw:text-box>
          <text:p text:style-name="P114"><text:span text:style-name="T182">Fiche supplémentaire</text:span></text:p>
        </draw:text-box>
      </draw:frame>
      <draw:frame text:anchor-type="page" text:anchor-page-number="1" draw:z-index="2" draw:name="Shape2_5" draw:style-name="gr16" draw:text-style-name="P119" svg:width="2.701cm" svg:height="0.715cm" draw:transform="rotate (0.0876155284501153) translate (1.13594444444444cm 1.37054166666667cm)">
        <draw:text-box>
          <text:p text:style-name="P114"><text:span text:style-name="T181">Série 5</text:span></text:p>
        </draw:text-box>
      </draw:frame>
      <text:list xml:id="list4042599177" text:style-name="_5f_Numérotation_20_des_20_exercices">
        <text:list-item text:start-value="1">
          <text:h text:style-name="P111" text:outline-level="1" text:restart-numbering="true" text:start-value="1"><text:span text:style-name="_5f_Caractères">Complète les calculs suivants en passant par l'écriture décimale comme dans l’exemple ci-des­sous :</text:span></text:h>
        </text:list-item>
      </text:list>
      <text:h text:style-name="_5f_Paragraphe" text:outline-level="1"><text:span text:style-name="_5f_Caractères"><draw:frame draw:style-name="fr6" draw:name="Object170" text:anchor-type="as-char" svg:y="-0.534cm" svg:width="0.517cm" svg:height="0.87cm" draw:z-index="381"><draw:object xlink:href="./Object 234" xlink:type="simple" xlink:show="embed" xlink:actuate="onLoad"/><draw:image xlink:href="./ObjectReplacements/Object 234" xlink:type="simple" xlink:show="embed" xlink:actuate="onLoad"/></draw:frame></text:span><text:span text:style-name="_5f_Caractères">+ </text:span><text:span text:style-name="_5f_Caractères"><draw:frame draw:style-name="fr6" draw:name="Object171" text:anchor-type="as-char" svg:y="-0.534cm" svg:width="0.741cm" svg:height="0.87cm" draw:z-index="382"><draw:object xlink:href="./Object 235" xlink:type="simple" xlink:show="embed" xlink:actuate="onLoad"/><draw:image xlink:href="./ObjectReplacements/Object 235" xlink:type="simple" xlink:show="embed" xlink:actuate="onLoad"/></draw:frame></text:span><text:span text:style-name="_5f_Caractères">= 0,7+0,09 = 0,79 = </text:span><text:span text:style-name="Character_5f_20_5f_style"><draw:frame draw:style-name="fr6" draw:name="Object172" text:anchor-type="as-char" svg:y="-0.534cm" svg:width="0.741cm" svg:height="0.87cm" draw:z-index="383"><draw:object xlink:href="./Object 236" xlink:type="simple" xlink:show="embed" xlink:actuate="onLoad"/><draw:image xlink:href="./ObjectReplacements/Object 236" xlink:type="simple" xlink:show="embed" xlink:actuate="onLoad"/></draw:frame></text:span></text:h>
      <text:h text:style-name="_5f_Paragraphe" text:outline-level="1"><text:span text:style-name="Character_5f_20_5f_style"/></text:h>
      <text:list xml:id="list1948194628" text:style-name="_5f_Numérotation_20_des_20_exercices">
        <text:list-item>
          <text:list>
            <text:list-item>
              <text:p text:style-name="P109"><text:span text:style-name="_5f_Caractères"><draw:frame draw:style-name="fr6" draw:name="Object173" text:anchor-type="as-char" svg:y="-0.534cm" svg:width="0.517cm" svg:height="0.87cm" draw:z-index="384"><draw:object xlink:href="./Object 237" xlink:type="simple" xlink:show="embed" xlink:actuate="onLoad"/><draw:image xlink:href="./ObjectReplacements/Object 237" xlink:type="simple" xlink:show="embed" xlink:actuate="onLoad"/></draw:frame></text:span><text:span text:style-name="_5f_Caractères"><text:s/>+ </text:span><text:span text:style-name="_5f_Caractères"><draw:frame draw:style-name="fr6" draw:name="Object174" text:anchor-type="as-char" svg:y="-0.534cm" svg:width="0.517cm" svg:height="0.87cm" draw:z-index="407"><draw:object xlink:href="./Object 238" xlink:type="simple" xlink:show="embed" xlink:actuate="onLoad"/><draw:image xlink:href="./ObjectReplacements/Object 238" xlink:type="simple" xlink:show="embed" xlink:actuate="onLoad"/></draw:frame></text:span><text:span text:style-name="_5f_Caractères"><text:s text:c="2"/>= </text:span><text:span text:style-name="_5f_pointillés_20_gris">…… </text:span><text:span text:style-name="_5f_Caractères"><text:s/>+ </text:span><text:span text:style-name="_5f_pointillés_20_gris">…… </text:span><text:span text:style-name="_5f_Caractères"><text:s/>= </text:span><text:span text:style-name="_5f_pointillés_20_gris">…… </text:span><text:span text:style-name="_5f_Caractères"><text:s/>= </text:span><text:span text:style-name="Character_5f_20_5f_style"><draw:frame draw:style-name="fr6" draw:name="Object175" text:anchor-type="as-char" svg:y="-0.534cm" svg:width="0.741cm" svg:height="0.87cm" draw:z-index="385"><draw:object xlink:href="./Object 239" xlink:type="simple" xlink:show="embed" xlink:actuate="onLoad"/><draw:image xlink:href="./ObjectReplacements/Object 239" xlink:type="simple" xlink:show="embed" xlink:actuate="onLoad"/><svg:desc>formula</svg:desc></draw:frame></text:span></text:p>
            </text:list-item>
            <text:list-item>
              <text:p text:style-name="P109"><text:span text:style-name="_5f_Caractères"><draw:frame draw:style-name="fr6" draw:name="Object176" text:anchor-type="as-char" svg:y="-0.534cm" svg:width="0.517cm" svg:height="0.87cm" draw:z-index="387"><draw:object xlink:href="./Object 240" xlink:type="simple" xlink:show="embed" xlink:actuate="onLoad"/><draw:image xlink:href="./ObjectReplacements/Object 240" xlink:type="simple" xlink:show="embed" xlink:actuate="onLoad"/></draw:frame></text:span><text:span text:style-name="_5f_Caractères"><text:s/>– </text:span><text:span text:style-name="_5f_Caractères"><draw:frame draw:style-name="fr6" draw:name="Object177" text:anchor-type="as-char" svg:y="-0.534cm" svg:width="0.517cm" svg:height="0.87cm" draw:z-index="388"><draw:object xlink:href="./Object 241" xlink:type="simple" xlink:show="embed" xlink:actuate="onLoad"/><draw:image xlink:href="./ObjectReplacements/Object 241" xlink:type="simple" xlink:show="embed" xlink:actuate="onLoad"/></draw:frame></text:span><text:span text:style-name="_5f_Caractères"><text:s text:c="3"/>= </text:span><text:span text:style-name="_5f_pointillés_20_gris">…… </text:span><text:span text:style-name="_5f_Caractères"><text:span text:style-name="T179">– </text:span></text:span><text:span text:style-name="_5f_pointillés_20_gris">…… </text:span><text:span text:style-name="_5f_Caractères"><text:s/>= </text:span><text:span text:style-name="_5f_pointillés_20_gris">…… </text:span><text:span text:style-name="_5f_Caractères"><text:s/>= </text:span><text:span text:style-name="Character_5f_20_5f_style"><draw:frame draw:style-name="fr6" draw:name="Object178" text:anchor-type="as-char" svg:y="-0.534cm" svg:width="0.741cm" svg:height="0.87cm" draw:z-index="389"><draw:object xlink:href="./Object 242" xlink:type="simple" xlink:show="embed" xlink:actuate="onLoad"/><draw:image xlink:href="./ObjectReplacements/Object 242" xlink:type="simple" xlink:show="embed" xlink:actuate="onLoad"/><svg:desc>formula</svg:desc></draw:frame></text:span></text:p>
            </text:list-item>
            <text:list-item>
              <text:p text:style-name="P109"><text:span text:style-name="_5f_Caractères"><draw:frame draw:style-name="fr6" draw:name="Object179" text:anchor-type="as-char" svg:y="-0.534cm" svg:width="0.741cm" svg:height="0.87cm" draw:z-index="390"><draw:object xlink:href="./Object 243" xlink:type="simple" xlink:show="embed" xlink:actuate="onLoad"/><draw:image xlink:href="./ObjectReplacements/Object 243" xlink:type="simple" xlink:show="embed" xlink:actuate="onLoad"/></draw:frame></text:span><text:span text:style-name="_5f_Caractères"><text:s/>+ </text:span><text:span text:style-name="_5f_Caractères"><draw:frame draw:style-name="fr6" draw:name="Object180" text:anchor-type="as-char" svg:y="-0.534cm" svg:width="0.741cm" svg:height="0.87cm" draw:z-index="391"><draw:object xlink:href="./Object 244" xlink:type="simple" xlink:show="embed" xlink:actuate="onLoad"/><draw:image xlink:href="./ObjectReplacements/Object 244" xlink:type="simple" xlink:show="embed" xlink:actuate="onLoad"/></draw:frame></text:span><text:span text:style-name="_5f_Caractères"><text:s/>= </text:span><text:span text:style-name="_5f_pointillés_20_gris">…… </text:span><text:span text:style-name="_5f_Caractères"><text:s/>+ </text:span><text:span text:style-name="_5f_pointillés_20_gris">…… </text:span><text:span text:style-name="_5f_Caractères"><text:s/>= </text:span><text:span text:style-name="_5f_pointillés_20_gris">…… </text:span><text:span text:style-name="_5f_Caractères"><text:s/>= </text:span><text:span text:style-name="Character_5f_20_5f_style"><draw:frame draw:style-name="fr6" draw:name="Object181" text:anchor-type="as-char" svg:y="-0.534cm" svg:width="0.741cm" svg:height="0.87cm" draw:z-index="392"><draw:object xlink:href="./Object 245" xlink:type="simple" xlink:show="embed" xlink:actuate="onLoad"/><draw:image xlink:href="./ObjectReplacements/Object 245" xlink:type="simple" xlink:show="embed" xlink:actuate="onLoad"/><svg:desc>formula</svg:desc></draw:frame></text:span></text:p>
            </text:list-item>
            <text:list-item>
              <text:p text:style-name="P110"><text:span text:style-name="_5f_Caractères"><draw:frame draw:style-name="fr6" draw:name="Object182" text:anchor-type="as-char" svg:y="-0.534cm" svg:width="0.517cm" svg:height="0.87cm" draw:z-index="393"><draw:object xlink:href="./Object 246" xlink:type="simple" xlink:show="embed" xlink:actuate="onLoad"/><draw:image xlink:href="./ObjectReplacements/Object 246" xlink:type="simple" xlink:show="embed" xlink:actuate="onLoad"/></draw:frame></text:span><text:span text:style-name="_5f_Caractères"><text:s/>– </text:span><text:span text:style-name="_5f_Caractères"><draw:frame draw:style-name="fr6" draw:name="Object183" text:anchor-type="as-char" svg:y="-0.534cm" svg:width="1.067cm" svg:height="0.87cm" draw:z-index="394"><draw:object xlink:href="./Object 247" xlink:type="simple" xlink:show="embed" xlink:actuate="onLoad"/><draw:image xlink:href="./ObjectReplacements/Object 247" xlink:type="simple" xlink:show="embed" xlink:actuate="onLoad"/></draw:frame></text:span><text:span text:style-name="_5f_Caractères"><text:s/>= </text:span><text:span text:style-name="_5f_pointillés_20_gris">…… </text:span><text:span text:style-name="_5f_Caractères"><text:s/></text:span><text:span text:style-name="_5f_Caractères"><text:span text:style-name="T179">– </text:span></text:span><text:span text:style-name="_5f_pointillés_20_gris">…… </text:span><text:span text:style-name="_5f_Caractères"><text:s/>= </text:span><text:span text:style-name="_5f_pointillés_20_gris">…… </text:span><text:span text:style-name="_5f_Caractères"><text:s/>= </text:span><text:span text:style-name="Character_5f_20_5f_style"><draw:frame draw:style-name="fr6" draw:name="Object184" text:anchor-type="as-char" svg:y="-0.534cm" svg:width="0.741cm" svg:height="0.87cm" draw:z-index="395"><draw:object xlink:href="./Object 248" xlink:type="simple" xlink:show="embed" xlink:actuate="onLoad"/><draw:image xlink:href="./ObjectReplacements/Object 248" xlink:type="simple" xlink:show="embed" xlink:actuate="onLoad"/><svg:desc>formula</svg:desc></draw:frame></text:span></text:p>
            </text:list-item>
            <text:list-item>
              <text:p text:style-name="P110"><text:span text:style-name="_5f_Caractères"><draw:frame draw:style-name="fr6" draw:name="Object185" text:anchor-type="as-char" svg:y="-0.534cm" svg:width="0.741cm" svg:height="0.87cm" draw:z-index="396"><draw:object xlink:href="./Object 249" xlink:type="simple" xlink:show="embed" xlink:actuate="onLoad"/><draw:image xlink:href="./ObjectReplacements/Object 249" xlink:type="simple" xlink:show="embed" xlink:actuate="onLoad"/></draw:frame></text:span><text:span text:style-name="_5f_Caractères"><text:s/>– </text:span><text:span text:style-name="_5f_Caractères"><draw:frame draw:style-name="fr6" draw:name="Object186" text:anchor-type="as-char" svg:y="-0.534cm" svg:width="0.741cm" svg:height="0.87cm" draw:z-index="397"><draw:object xlink:href="./Object 250" xlink:type="simple" xlink:show="embed" xlink:actuate="onLoad"/><draw:image xlink:href="./ObjectReplacements/Object 250" xlink:type="simple" xlink:show="embed" xlink:actuate="onLoad"/></draw:frame></text:span><text:span text:style-name="_5f_Caractères"><text:s/>= </text:span><text:span text:style-name="_5f_pointillés_20_gris">…… </text:span><text:span text:style-name="_5f_Caractères"><text:s/></text:span><text:span text:style-name="_5f_Caractères"><text:span text:style-name="T179">– </text:span></text:span><text:span text:style-name="_5f_Caractères"><text:s/></text:span><text:span text:style-name="_5f_pointillés_20_gris">…… </text:span><text:span text:style-name="_5f_Caractères"><text:s/>= </text:span><text:span text:style-name="_5f_pointillés_20_gris">…… </text:span><text:span text:style-name="_5f_Caractères"><text:s/>= </text:span><text:span text:style-name="Character_5f_20_5f_style"><draw:frame draw:style-name="fr6" draw:name="Object187" text:anchor-type="as-char" svg:y="-0.534cm" svg:width="0.741cm" svg:height="0.87cm" draw:z-index="398"><draw:object xlink:href="./Object 251" xlink:type="simple" xlink:show="embed" xlink:actuate="onLoad"/><draw:image xlink:href="./ObjectReplacements/Object 251" xlink:type="simple" xlink:show="embed" xlink:actuate="onLoad"/><svg:desc>formula</svg:desc></draw:frame></text:span></text:p>
            </text:list-item>
          </text:list>
        </text:list-item>
      </text:list>
      <text:list xml:id="list85354836049506" text:continue-list="list4042599177" text:style-name="_5f_Numérotation_20_des_20_exercices">
        <text:list-item>
          <text:h text:style-name="_5f_Titre_5f_Exercices_5f_sans_5f_Titre" text:outline-level="1"><text:span text:style-name="_5f_Caractères">Complète les calculs suivants en utilisant la règle d’addition ou de soustraction.</text:span></text:h>
        </text:list-item>
      </text:list>
      <text:list xml:id="list85354390538895" text:continue-list="list1948194628" text:style-name="_5f_Numérotation_20_des_20_exercices">
        <text:list-item>
          <text:list>
            <text:list-item text:start-value="1">
              <text:p text:style-name="P108"><text:span text:style-name="_5f_Caractères"><draw:frame draw:style-name="fr6" draw:name="Objet51" text:anchor-type="as-char" svg:y="-0.534cm" svg:width="0.293cm" svg:height="0.87cm" draw:z-index="6"><draw:object xlink:href="./Object 260" xlink:type="simple" xlink:show="embed" xlink:actuate="onLoad"/><draw:image xlink:href="./ObjectReplacements/Object 260" xlink:type="simple" xlink:show="embed" xlink:actuate="onLoad"/></draw:frame></text:span><text:span text:style-name="_5f_Caractères"><text:s/>+ </text:span><text:span text:style-name="_5f_Caractères"><draw:frame draw:style-name="fr6" draw:name="Objet52" text:anchor-type="as-char" svg:y="-0.534cm" svg:width="0.293cm" svg:height="0.87cm" draw:z-index="7"><draw:object xlink:href="./Object 261" xlink:type="simple" xlink:show="embed" xlink:actuate="onLoad"/><draw:image xlink:href="./ObjectReplacements/Object 261" xlink:type="simple" xlink:show="embed" xlink:actuate="onLoad"/></draw:frame></text:span><text:span text:style-name="_5f_Caractères"><text:s/>= </text:span><text:span text:style-name="_5f_Caractères"><draw:frame draw:style-name="fr6" draw:name="Objet53" text:anchor-type="as-char" svg:y="-0.534cm" svg:width="1.651cm" svg:height="0.87cm" draw:z-index="8"><draw:object xlink:href="./Object 262" xlink:type="simple" xlink:show="embed" xlink:actuate="onLoad"/><draw:image xlink:href="./ObjectReplacements/Object 262" xlink:type="simple" xlink:show="embed" xlink:actuate="onLoad"/></draw:frame></text:span><text:span text:style-name="_5f_Caractères"><text:s/>= </text:span><text:span text:style-name="Character_5f_20_5f_style"><draw:frame draw:style-name="fr6" draw:name="Objet54" text:anchor-type="as-char" svg:y="-0.534cm" svg:width="0.741cm" svg:height="0.87cm" draw:z-index="9"><draw:object xlink:href="./Object 263" xlink:type="simple" xlink:show="embed" xlink:actuate="onLoad"/><draw:image xlink:href="./ObjectReplacements/Object 263" xlink:type="simple" xlink:show="embed" xlink:actuate="onLoad"/></draw:frame></text:span></text:p>
            </text:list-item>
            <text:list-item>
              <text:p text:style-name="_5f_Paragraphe_5f_Réponse_5f_Elève_5f_Fraction"><text:span text:style-name="_5f_Caractères"><draw:frame draw:style-name="fr6" draw:name="Objet55" text:anchor-type="as-char" svg:y="-0.534cm" svg:width="0.293cm" svg:height="0.87cm" draw:z-index="10"><draw:object xlink:href="./Object 264" xlink:type="simple" xlink:show="embed" xlink:actuate="onLoad"/><draw:image xlink:href="./ObjectReplacements/Object 264" xlink:type="simple" xlink:show="embed" xlink:actuate="onLoad"/></draw:frame></text:span><text:span text:style-name="_5f_Caractères"><text:s/>– </text:span><text:span text:style-name="_5f_Caractères"><draw:frame draw:style-name="fr6" draw:name="Objet56" text:anchor-type="as-char" svg:y="-0.534cm" svg:width="0.293cm" svg:height="0.87cm" draw:z-index="11"><draw:object xlink:href="./Object 265" xlink:type="simple" xlink:show="embed" xlink:actuate="onLoad"/><draw:image xlink:href="./ObjectReplacements/Object 265" xlink:type="simple" xlink:show="embed" xlink:actuate="onLoad"/></draw:frame></text:span><text:span text:style-name="_5f_Caractères"><text:s/>= </text:span><text:span text:style-name="_5f_Caractères"><draw:frame draw:style-name="fr6" draw:name="Objet57" text:anchor-type="as-char" svg:y="-0.534cm" svg:width="1.702cm" svg:height="0.87cm" draw:z-index="12"><draw:object xlink:href="./Object 266" xlink:type="simple" xlink:show="embed" xlink:actuate="onLoad"/><draw:image xlink:href="./ObjectReplacements/Object 266" xlink:type="simple" xlink:show="embed" xlink:actuate="onLoad"/><svg:desc>formule</svg:desc></draw:frame></text:span><text:span text:style-name="_5f_Caractères"><text:s/>= </text:span><text:span text:style-name="Character_5f_20_5f_style"><draw:frame draw:style-name="fr6" draw:name="Objet58" text:anchor-type="as-char" svg:y="-0.534cm" svg:width="0.741cm" svg:height="0.87cm" draw:z-index="13"><draw:object xlink:href="./Object 267" xlink:type="simple" xlink:show="embed" xlink:actuate="onLoad"/><draw:image xlink:href="./ObjectReplacements/Object 267" xlink:type="simple" xlink:show="embed" xlink:actuate="onLoad"/><svg:desc>formule</svg:desc></draw:frame></text:span></text:p>
            </text:list-item>
            <text:list-item>
              <text:p text:style-name="P108"><text:span text:style-name="_5f_Caractères"><draw:frame draw:style-name="fr6" draw:name="Objet59" text:anchor-type="as-char" svg:y="-0.534cm" svg:width="0.517cm" svg:height="0.87cm" draw:z-index="14"><draw:object xlink:href="./Object 268" xlink:type="simple" xlink:show="embed" xlink:actuate="onLoad"/><draw:image xlink:href="./ObjectReplacements/Object 268" xlink:type="simple" xlink:show="embed" xlink:actuate="onLoad"/></draw:frame></text:span><text:span text:style-name="_5f_Caractères"><text:s/>+ </text:span><text:span text:style-name="_5f_Caractères"><draw:frame draw:style-name="fr6" draw:name="Objet60" text:anchor-type="as-char" svg:y="-0.534cm" svg:width="0.517cm" svg:height="0.87cm" draw:z-index="15"><draw:object xlink:href="./Object 269" xlink:type="simple" xlink:show="embed" xlink:actuate="onLoad"/><draw:image xlink:href="./ObjectReplacements/Object 269" xlink:type="simple" xlink:show="embed" xlink:actuate="onLoad"/></draw:frame></text:span><text:span text:style-name="_5f_Caractères"><text:s/>+ </text:span><text:span text:style-name="_5f_Caractères"><draw:frame draw:style-name="fr6" draw:name="Objet61" text:anchor-type="as-char" svg:y="-0.534cm" svg:width="0.517cm" svg:height="0.87cm" draw:z-index="16"><draw:object xlink:href="./Object 270" xlink:type="simple" xlink:show="embed" xlink:actuate="onLoad"/><draw:image xlink:href="./ObjectReplacements/Object 270" xlink:type="simple" xlink:show="embed" xlink:actuate="onLoad"/></draw:frame></text:span><text:span text:style-name="_5f_Caractères"><text:s/>= </text:span><text:span text:style-name="_5f_Caractères"><draw:frame draw:style-name="fr6" draw:name="Objet64" text:anchor-type="as-char" svg:y="-0.534cm" svg:width="2.561cm" svg:height="0.87cm" draw:z-index="17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_5f_Caractères"><text:s/>= </text:span><text:span text:style-name="Character_5f_20_5f_style"><draw:frame draw:style-name="fr6" draw:name="Objet65" text:anchor-type="as-char" svg:y="-0.534cm" svg:width="0.741cm" svg:height="0.87cm" draw:z-index="29"><draw:object xlink:href="./Object 272" xlink:type="simple" xlink:show="embed" xlink:actuate="onLoad"/><draw:image xlink:href="./ObjectReplacements/Object 272" xlink:type="simple" xlink:show="embed" xlink:actuate="onLoad"/><svg:desc>formule</svg:desc></draw:frame></text:span></text:p>
            </text:list-item>
            <text:list-item>
              <text:p text:style-name="P108"><text:span text:style-name="_5f_Caractères"><draw:frame draw:style-name="fr6" draw:name="Objet66" text:anchor-type="as-char" svg:y="-0.534cm" svg:width="0.517cm" svg:height="0.87cm" draw:z-index="76"><draw:object xlink:href="./Object 273" xlink:type="simple" xlink:show="embed" xlink:actuate="onLoad"/><draw:image xlink:href="./ObjectReplacements/Object 273" xlink:type="simple" xlink:show="embed" xlink:actuate="onLoad"/></draw:frame></text:span><text:span text:style-name="_5f_Caractères"><text:s/>+ </text:span><text:span text:style-name="_5f_Caractères"><draw:frame draw:style-name="fr6" draw:name="Objet67" text:anchor-type="as-char" svg:y="-0.534cm" svg:width="0.741cm" svg:height="0.87cm" draw:z-index="88"><draw:object xlink:href="./Object 274" xlink:type="simple" xlink:show="embed" xlink:actuate="onLoad"/><draw:image xlink:href="./ObjectReplacements/Object 274" xlink:type="simple" xlink:show="embed" xlink:actuate="onLoad"/><svg:desc>formule</svg:desc></draw:frame></text:span><text:span text:style-name="_5f_Caractères"><text:s/>= </text:span><text:span text:style-name="_5f_Caractères"><draw:frame draw:style-name="fr6" draw:name="Objet68" text:anchor-type="as-char" svg:y="-0.534cm" svg:width="1.205cm" svg:height="0.87cm" draw:z-index="89"><draw:object xlink:href="./Object 275" xlink:type="simple" xlink:show="embed" xlink:actuate="onLoad"/><draw:image xlink:href="./ObjectReplacements/Object 275" xlink:type="simple" xlink:show="embed" xlink:actuate="onLoad"/><svg:desc>formule</svg:desc></draw:frame></text:span><text:span text:style-name="_5f_Caractères"><text:s/>= </text:span><text:span text:style-name="Character_5f_20_5f_style"><draw:frame draw:style-name="fr6" draw:name="Objet69" text:anchor-type="as-char" svg:y="-0.534cm" svg:width="0.517cm" svg:height="0.87cm" draw:z-index="176"><draw:object xlink:href="./Object 276" xlink:type="simple" xlink:show="embed" xlink:actuate="onLoad"/><draw:image xlink:href="./ObjectReplacements/Object 276" xlink:type="simple" xlink:show="embed" xlink:actuate="onLoad"/></draw:frame></text:span></text:p>
            </text:list-item>
          </text:list>
        </text:list-item>
      </text:list>
      <text:list xml:id="list85354376517321" text:continue-list="list85354836049506" text:style-name="_5f_Numérotation_20_des_20_exercices">
        <text:list-item>
          <text:h text:style-name="_5f_Titre_5f_Exercices_5f_sans_5f_Titre" text:outline-level="1"><text:span text:style-name="_5f_Caractères">Calcule :</text:span></text:h>
        </text:list-item>
      </text:list>
      <text:section text:style-name="Sect1" text:name="Section2">
        <text:section text:style-name="Sect2" text:name="Section4">
          <text:list xml:id="list85354450528680" text:continue-list="list85354390538895" text:style-name="_5f_Numérotation_20_des_20_exercices">
            <text:list-item>
              <text:list>
                <text:list-item text:start-value="1">
                  <text:p text:style-name="P108"><text:span text:style-name="_5f_Caractères"><draw:frame draw:style-name="fr6" draw:name="Objet82" text:anchor-type="as-char" svg:y="-0.534cm" svg:width="0.293cm" svg:height="0.87cm" draw:z-index="177"><draw:object xlink:href="./Object 290" xlink:type="simple" xlink:show="embed" xlink:actuate="onLoad"/><draw:image xlink:href="./ObjectReplacements/Object 290" xlink:type="simple" xlink:show="embed" xlink:actuate="onLoad"/></draw:frame></text:span><text:span text:style-name="_5f_Caractères"><text:s/>+ </text:span><text:span text:style-name="_5f_Caractères"><draw:frame draw:style-name="fr6" draw:name="Objet83" text:anchor-type="as-char" svg:y="-0.534cm" svg:width="0.293cm" svg:height="0.87cm" draw:z-index="179"><draw:object xlink:href="./Object 291" xlink:type="simple" xlink:show="embed" xlink:actuate="onLoad"/><draw:image xlink:href="./ObjectReplacements/Object 291" xlink:type="simple" xlink:show="embed" xlink:actuate="onLoad"/></draw:frame></text:span><text:span text:style-name="_5f_Caractères"><text:s/>= </text:span><text:span text:style-name="_5f_pointillés_20_gris">……………..</text:span></text:p>
                </text:list-item>
                <text:list-item>
                  <text:p text:style-name="P108"><text:span text:style-name="_5f_Caractères"><draw:frame draw:style-name="fr6" draw:name="Objet84" text:anchor-type="as-char" svg:y="-0.534cm" svg:width="0.517cm" svg:height="0.87cm" draw:z-index="180"><draw:object xlink:href="./Object 292" xlink:type="simple" xlink:show="embed" xlink:actuate="onLoad"/><draw:image xlink:href="./ObjectReplacements/Object 292" xlink:type="simple" xlink:show="embed" xlink:actuate="onLoad"/></draw:frame></text:span><text:span text:style-name="_5f_Caractères"><text:s/>– </text:span><text:span text:style-name="_5f_Caractères"><draw:frame draw:style-name="fr6" draw:name="Objet85" text:anchor-type="as-char" svg:y="-0.534cm" svg:width="0.517cm" svg:height="0.87cm" draw:z-index="181"><draw:object xlink:href="./Object 293" xlink:type="simple" xlink:show="embed" xlink:actuate="onLoad"/><draw:image xlink:href="./ObjectReplacements/Object 293" xlink:type="simple" xlink:show="embed" xlink:actuate="onLoad"/></draw:frame></text:span><text:span text:style-name="_5f_Caractères"><text:s/>= </text:span><text:span text:style-name="_5f_pointillés_20_gris">……………</text:span></text:p>
                </text:list-item>
                <text:list-item>
                  <text:p text:style-name="P108"><text:span text:style-name="_5f_Caractères"><draw:frame draw:style-name="fr6" draw:name="Objet86" text:anchor-type="as-char" svg:y="-0.534cm" svg:width="0.741cm" svg:height="0.87cm" draw:z-index="182"><draw:object xlink:href="./Object 294" xlink:type="simple" xlink:show="embed" xlink:actuate="onLoad"/><draw:image xlink:href="./ObjectReplacements/Object 294" xlink:type="simple" xlink:show="embed" xlink:actuate="onLoad"/></draw:frame></text:span><text:span text:style-name="_5f_Caractères"><text:s/>+ </text:span><text:span text:style-name="_5f_Caractères"><draw:frame draw:style-name="fr6" draw:name="Objet95" text:anchor-type="as-char" svg:y="-0.534cm" svg:width="0.741cm" svg:height="0.87cm" draw:z-index="183"><draw:object xlink:href="./Object 296" xlink:type="simple" xlink:show="embed" xlink:actuate="onLoad"/><draw:image xlink:href="./ObjectReplacements/Object 296" xlink:type="simple" xlink:show="embed" xlink:actuate="onLoad"/></draw:frame></text:span><text:span text:style-name="_5f_Caractères"><text:s/>= </text:span><text:span text:style-name="_5f_pointillés_20_gris">….……</text:span></text:p>
                </text:list-item>
                <text:list-item>
                  <text:p text:style-name="P108"><text:span text:style-name="_5f_Caractères"><draw:frame draw:style-name="fr6" draw:name="Objet96" text:anchor-type="as-char" svg:y="-0.534cm" svg:width="0.517cm" svg:height="0.87cm" draw:z-index="184"><draw:object xlink:href="./Object 297" xlink:type="simple" xlink:show="embed" xlink:actuate="onLoad"/><draw:image xlink:href="./ObjectReplacements/Object 297" xlink:type="simple" xlink:show="embed" xlink:actuate="onLoad"/></draw:frame></text:span><text:span text:style-name="_5f_Caractères"><text:s/>+ </text:span><text:span text:style-name="_5f_Caractères"><draw:frame draw:style-name="fr6" draw:name="Objet97" text:anchor-type="as-char" svg:y="-0.534cm" svg:width="0.517cm" svg:height="0.87cm" draw:z-index="185"><draw:object xlink:href="./Object 298" xlink:type="simple" xlink:show="embed" xlink:actuate="onLoad"/><draw:image xlink:href="./ObjectReplacements/Object 298" xlink:type="simple" xlink:show="embed" xlink:actuate="onLoad"/></draw:frame></text:span><text:span text:style-name="_5f_Caractères"><text:s/>= </text:span><text:span text:style-name="_5f_pointillés_20_gris">…..…….…</text:span></text:p>
                </text:list-item>
                <text:list-item>
                  <text:p text:style-name="P108"><text:span text:style-name="_5f_Caractères"><draw:frame draw:style-name="fr6" draw:name="Objet99" text:anchor-type="as-char" svg:y="-0.534cm" svg:width="0.517cm" svg:height="0.87cm" draw:z-index="186"><draw:object xlink:href="./Object 299" xlink:type="simple" xlink:show="embed" xlink:actuate="onLoad"/><draw:image xlink:href="./ObjectReplacements/Object 299" xlink:type="simple" xlink:show="embed" xlink:actuate="onLoad"/></draw:frame></text:span><text:span text:style-name="_5f_Caractères"><text:s/>+ </text:span><text:span text:style-name="_5f_Caractères"><draw:frame draw:style-name="fr6" draw:name="Objet100" text:anchor-type="as-char" svg:y="-0.534cm" svg:width="0.517cm" svg:height="0.87cm" draw:z-index="187"><draw:object xlink:href="./Object 300" xlink:type="simple" xlink:show="embed" xlink:actuate="onLoad"/><draw:image xlink:href="./ObjectReplacements/Object 300" xlink:type="simple" xlink:show="embed" xlink:actuate="onLoad"/></draw:frame></text:span><text:span text:style-name="_5f_Caractères"><text:s/>= </text:span><text:span text:style-name="_5f_pointillés_20_gris">……………</text:span></text:p>
                </text:list-item>
                <text:list-item>
                  <text:p text:style-name="P108"><text:span text:style-name="_5f_Caractères"><draw:frame draw:style-name="fr6" draw:name="Objet101" text:anchor-type="as-char" svg:y="-0.534cm" svg:width="0.741cm" svg:height="0.87cm" draw:z-index="188"><draw:object xlink:href="./Object 301" xlink:type="simple" xlink:show="embed" xlink:actuate="onLoad"/><draw:image xlink:href="./ObjectReplacements/Object 301" xlink:type="simple" xlink:show="embed" xlink:actuate="onLoad"/></draw:frame></text:span><text:span text:style-name="_5f_Caractères"><text:s/>+ </text:span><text:span text:style-name="_5f_Caractères"><draw:frame draw:style-name="fr6" draw:name="Objet102" text:anchor-type="as-char" svg:y="-0.534cm" svg:width="0.741cm" svg:height="0.87cm" draw:z-index="189"><draw:object xlink:href="./Object 302" xlink:type="simple" xlink:show="embed" xlink:actuate="onLoad"/><draw:image xlink:href="./ObjectReplacements/Object 302" xlink:type="simple" xlink:show="embed" xlink:actuate="onLoad"/></draw:frame></text:span><text:span text:style-name="_5f_Caractères"><text:s/>= </text:span><text:span text:style-name="_5f_pointillés_20_gris">………...</text:span></text:p>
                </text:list-item>
              </text:list>
            </text:list-item>
          </text:list>
        </text:section>
        <text:list xml:id="list85355721557276" text:continue-numbering="true" text:style-name="_5f_Numérotation_20_des_20_exercices">
          <text:list-item>
            <text:list>
              <text:list-item>
                <text:p text:style-name="P108"><text:span text:style-name="_5f_Caractères"><draw:frame draw:style-name="fr6" draw:name="Objet104" text:anchor-type="as-char" svg:y="-0.534cm" svg:width="0.517cm" svg:height="0.87cm" draw:z-index="116"><draw:object xlink:href="./Object 303" xlink:type="simple" xlink:show="embed" xlink:actuate="onLoad"/><draw:image xlink:href="./ObjectReplacements/Object 303" xlink:type="simple" xlink:show="embed" xlink:actuate="onLoad"/></draw:frame></text:span><text:span text:style-name="_5f_Caractères"><text:s/>+ </text:span><text:span text:style-name="_5f_Caractères"><draw:frame draw:style-name="fr6" draw:name="Objet106" text:anchor-type="as-char" svg:y="-0.534cm" svg:width="0.517cm" svg:height="0.87cm" draw:z-index="118"><draw:object xlink:href="./Object 304" xlink:type="simple" xlink:show="embed" xlink:actuate="onLoad"/><draw:image xlink:href="./ObjectReplacements/Object 304" xlink:type="simple" xlink:show="embed" xlink:actuate="onLoad"/></draw:frame></text:span><text:span text:style-name="_5f_Caractères"><text:s/>+ </text:span><text:span text:style-name="_5f_Caractères"><draw:frame draw:style-name="fr6" draw:name="Objet107" text:anchor-type="as-char" svg:y="-0.534cm" svg:width="0.517cm" svg:height="0.87cm" draw:z-index="119"><draw:object xlink:href="./Object 305" xlink:type="simple" xlink:show="embed" xlink:actuate="onLoad"/><draw:image xlink:href="./ObjectReplacements/Object 305" xlink:type="simple" xlink:show="embed" xlink:actuate="onLoad"/></draw:frame></text:span><text:span text:style-name="_5f_Caractères"><text:s/>= </text:span><text:span text:style-name="_5f_pointillés_20_gris">…..………………………………….</text:span></text:p>
              </text:list-item>
              <text:list-item>
                <text:p text:style-name="P108"><text:span text:style-name="_5f_Caractères"><draw:frame draw:style-name="fr6" draw:name="Objet108" text:anchor-type="as-char" svg:y="-0.579cm" svg:width="1.736cm" svg:height="0.96cm" draw:z-index="95"><draw:object xlink:href="./Object 306" xlink:type="simple" xlink:show="embed" xlink:actuate="onLoad"/><draw:image xlink:href="./ObjectReplacements/Object 306" xlink:type="simple" xlink:show="embed" xlink:actuate="onLoad"/></draw:frame></text:span><text:span text:style-name="_5f_Caractères"><text:s/>– </text:span><text:span text:style-name="_5f_Caractères"><draw:frame draw:style-name="fr6" draw:name="Objet111" text:anchor-type="as-char" svg:y="-0.534cm" svg:width="0.517cm" svg:height="0.87cm" draw:z-index="96"><draw:object xlink:href="./Object 308" xlink:type="simple" xlink:show="embed" xlink:actuate="onLoad"/><draw:image xlink:href="./ObjectReplacements/Object 308" xlink:type="simple" xlink:show="embed" xlink:actuate="onLoad"/></draw:frame></text:span><text:span text:style-name="_5f_Caractères"><text:s/>= </text:span><text:span text:style-name="_5f_pointillés_20_gris">…....……………………………….</text:span></text:p>
              </text:list-item>
              <text:list-item>
                <text:p text:style-name="P108"><text:span text:style-name="_5f_Caractères"><draw:frame draw:style-name="fr6" draw:name="Objet112" text:anchor-type="as-char" svg:y="-0.579cm" svg:width="1.736cm" svg:height="0.96cm" draw:z-index="97"><draw:object xlink:href="./Object 309" xlink:type="simple" xlink:show="embed" xlink:actuate="onLoad"/><draw:image xlink:href="./ObjectReplacements/Object 309" xlink:type="simple" xlink:show="embed" xlink:actuate="onLoad"/></draw:frame></text:span><text:span text:style-name="_5f_Caractères"><text:s/>+ </text:span><text:span text:style-name="_5f_Caractères"><draw:frame draw:style-name="fr6" draw:name="Objet114" text:anchor-type="as-char" svg:y="-0.534cm" svg:width="0.517cm" svg:height="0.87cm" draw:z-index="98"><draw:object xlink:href="./Object 311" xlink:type="simple" xlink:show="embed" xlink:actuate="onLoad"/><draw:image xlink:href="./ObjectReplacements/Object 311" xlink:type="simple" xlink:show="embed" xlink:actuate="onLoad"/></draw:frame></text:span><text:span text:style-name="_5f_Caractères"><text:s/>= </text:span><text:span text:style-name="_5f_pointillés_20_gris">…….……………………………….</text:span></text:p>
              </text:list-item>
            </text:list>
          </text:list-item>
        </text:list>
      </text:section>
      <text:list xml:id="list85354988653365" text:continue-list="list85354376517321" text:style-name="_5f_Numérotation_20_des_20_exercices">
        <text:list-item>
          <text:h text:style-name="_5f_Titre_5f_Exercices_5f_avec_5f_Titre" text:outline-level="1"><text:span text:style-name="_5f_Caractères">Fraction et nombre manquant</text:span></text:h>
        </text:list-item>
      </text:list>
      <text:h text:style-name="_5f_Paragraphe" text:outline-level="1"><text:span text:style-name="_5f_Caractères">Par quel nombre faut-il :</text:span></text:h>
      <text:list xml:id="list85354982068870" text:continue-numbering="true" text:style-name="_5f_Numérotation_20_des_20_exercices">
        <text:list-item>
          <text:list>
            <text:list-item>
              <text:p text:style-name="_5f_Paragraphe_5f_Réponse_5f_Elève_5f_Fraction"><text:span text:style-name="_5f_Caractères">multiplier 5 pour obtenir 3 ? </text:span><text:span text:style-name="Character_5f_20_5f_style"><draw:frame draw:style-name="fr6" draw:name="Objet115" text:anchor-type="as-char" svg:y="-0.534cm" svg:width="0.741cm" svg:height="0.87cm" draw:z-index="18"><draw:object xlink:href="./Object 312" xlink:type="simple" xlink:show="embed" xlink:actuate="onLoad"/><draw:image xlink:href="./ObjectReplacements/Object 312" xlink:type="simple" xlink:show="embed" xlink:actuate="onLoad"/><svg:desc>formule</svg:desc></draw:frame></text:span></text:p>
            </text:list-item>
            <text:list-item>
              <text:p text:style-name="_5f_Paragraphe_5f_Réponse_5f_Elève_5f_Fraction"><text:span text:style-name="_5f_Caractères">multiplier 19 pour obtenir 97 ? </text:span><text:span text:style-name="Character_5f_20_5f_style"><draw:frame draw:style-name="fr6" draw:name="Objet118" text:anchor-type="as-char" svg:y="-0.534cm" svg:width="0.741cm" svg:height="0.87cm" draw:z-index="19"><draw:object xlink:href="./Object 313" xlink:type="simple" xlink:show="embed" xlink:actuate="onLoad"/><draw:image xlink:href="./ObjectReplacements/Object 313" xlink:type="simple" xlink:show="embed" xlink:actuate="onLoad"/><svg:desc>formule</svg:desc></draw:frame></text:span></text:p>
            </text:list-item>
            <text:list-item>
              <text:p text:style-name="_5f_Paragraphe_5f_Réponse_5f_Elève_5f_Fraction"><text:span text:style-name="_5f_Caractères">multiplier 12 pour obtenir 11 ? </text:span><text:span text:style-name="Character_5f_20_5f_style"><draw:frame draw:style-name="fr6" draw:name="Objet119" text:anchor-type="as-char" svg:y="-0.534cm" svg:width="0.741cm" svg:height="0.87cm" draw:z-index="20"><draw:object xlink:href="./Object 314" xlink:type="simple" xlink:show="embed" xlink:actuate="onLoad"/><draw:image xlink:href="./ObjectReplacements/Object 314" xlink:type="simple" xlink:show="embed" xlink:actuate="onLoad"/><svg:desc>formule</svg:desc></draw:frame></text:span></text:p>
            </text:list-item>
          </text:list>
        </text:list-item>
        <text:list-item>
          <text:h text:style-name="_5f_Titre_5f_Exercices_5f_avec_5f_Titre" text:outline-level="1"><text:span text:style-name="_5f_Caractères">Fraction et nombre manquant (bis)</text:span></text:h>
        </text:list-item>
      </text:list>
      <text:h text:style-name="_5f_Paragraphe" text:outline-level="1"><text:span text:style-name="_5f_Caractères">Complète par le nombre manquant.</text:span></text:h>
      <text:section text:style-name="Sect2" text:name="Section3">
        <text:list xml:id="list85354491019434" text:continue-numbering="true" text:style-name="_5f_Numérotation_20_des_20_exercices">
          <text:list-item>
            <text:list>
              <text:list-item>
                <text:p text:style-name="P108"><text:span text:style-name="_5f_Caractères">68 × </text:span><text:span text:style-name="_5f_Caractères"><draw:frame draw:style-name="fr6" draw:name="Objet120" text:anchor-type="as-char" svg:y="-0.534cm" svg:width="0.741cm" svg:height="0.87cm" draw:z-index="32"><draw:object xlink:href="./Object 315" xlink:type="simple" xlink:show="embed" xlink:actuate="onLoad"/><draw:image xlink:href="./ObjectReplacements/Object 315" xlink:type="simple" xlink:show="embed" xlink:actuate="onLoad"/><svg:desc>formule</svg:desc></draw:frame></text:span><text:span text:style-name="_5f_Caractères"><text:s/>= 52.</text:span></text:p>
              </text:list-item>
              <text:list-item>
                <text:p text:style-name="P108"><text:span text:style-name="_5f_Caractères">74 × </text:span><text:span text:style-name="_5f_Caractères"><draw:frame draw:style-name="fr6" draw:name="Objet121" text:anchor-type="as-char" svg:y="-0.534cm" svg:width="0.741cm" svg:height="0.87cm" draw:z-index="33"><draw:object xlink:href="./Object 316" xlink:type="simple" xlink:show="embed" xlink:actuate="onLoad"/><draw:image xlink:href="./ObjectReplacements/Object 316" xlink:type="simple" xlink:show="embed" xlink:actuate="onLoad"/><svg:desc>formule</svg:desc></draw:frame></text:span><text:span text:style-name="_5f_Caractères"><text:s/>= 38.</text:span></text:p>
              </text:list-item>
              <text:list-item>
                <text:p text:style-name="P108"><text:span text:style-name="_5f_Caractères"><draw:frame draw:style-name="fr6" draw:name="Objet122" text:anchor-type="as-char" svg:y="-0.534cm" svg:width="0.517cm" svg:height="0.87cm" draw:z-index="34"><draw:object xlink:href="./Object 317" xlink:type="simple" xlink:show="embed" xlink:actuate="onLoad"/><draw:image xlink:href="./ObjectReplacements/Object 317" xlink:type="simple" xlink:show="embed" xlink:actuate="onLoad"/></draw:frame></text:span><text:span text:style-name="_5f_Caractères"><text:s/>× </text:span><text:span text:style-name="_5f_pointillés_20_gris">…… </text:span><text:span text:style-name="_5f_Caractères">= 57.</text:span></text:p>
              </text:list-item>
              <text:list-item>
                <text:p text:style-name="P108"><text:span text:style-name="_5f_pointillés_20_gris">…… </text:span><text:span text:style-name="_5f_Caractères">× </text:span><text:span text:style-name="_5f_Caractères"><draw:frame draw:style-name="fr6" draw:name="Objet123" text:anchor-type="as-char" svg:y="-0.482cm" svg:width="0.517cm" svg:height="0.87cm" draw:z-index="35"><draw:object xlink:href="./Object 318" xlink:type="simple" xlink:show="embed" xlink:actuate="onLoad"/><draw:image xlink:href="./ObjectReplacements/Object 318" xlink:type="simple" xlink:show="embed" xlink:actuate="onLoad"/></draw:frame></text:span><text:span text:style-name="_5f_Caractères"><text:s/>= 9.</text:span></text:p>
              </text:list-item>
              <text:list-item>
                <text:p text:style-name="P108"><text:span text:style-name="_5f_Caractères"><draw:frame draw:style-name="fr6" draw:name="Objet124" text:anchor-type="as-char" svg:y="-0.482cm" svg:width="0.741cm" svg:height="0.87cm" draw:z-index="36"><draw:object xlink:href="./Object 319" xlink:type="simple" xlink:show="embed" xlink:actuate="onLoad"/><draw:image xlink:href="./ObjectReplacements/Object 319" xlink:type="simple" xlink:show="embed" xlink:actuate="onLoad"/><svg:desc>formule</svg:desc></draw:frame></text:span><text:span text:style-name="_5f_Caractères"><text:s/>× 59 = 17.</text:span></text:p>
              </text:list-item>
              <text:list-item>
                <text:p text:style-name="P108"><text:span text:style-name="_5f_Caractères">23 × </text:span><text:span text:style-name="_5f_Caractères"><draw:frame draw:style-name="fr6" draw:name="Objet125" text:anchor-type="as-char" svg:y="-0.482cm" svg:width="0.741cm" svg:height="0.87cm" draw:z-index="37"><draw:object xlink:href="./Object 320" xlink:type="simple" xlink:show="embed" xlink:actuate="onLoad"/><draw:image xlink:href="./ObjectReplacements/Object 320" xlink:type="simple" xlink:show="embed" xlink:actuate="onLoad"/><svg:desc>formule</svg:desc></draw:frame></text:span><text:span text:style-name="_5f_Caractères"><text:s/>= 41.</text:span></text:p>
              </text:list-item>
            </text:list>
          </text:list-item>
        </text:list>
      </text:section>
      <text:list xml:id="list85354205270439" text:continue-numbering="true" text:style-name="_5f_Numérotation_20_des_20_exercices">
        <text:list-item>
          <text:p text:style-name="_5f_Paragraphe_5f_Réponse_5f_Elève_5f_Fraction"><text:span text:style-name="_5f_Caractères">Complète.</text:span></text:p>
        </text:list-item>
      </text:list>
      <text:section text:style-name="Sect3" text:name="Section13">
        <text:list xml:id="list85355790206911" text:continue-list="list85355721557276" text:style-name="_5f_Numérotation_20_des_20_exercices">
          <text:list-item>
            <text:list>
              <text:list-item text:start-value="1">
                <text:p text:style-name="P108"><text:span text:style-name="_5f_Caractères">6 × </text:span><text:span text:style-name="_5f_Caractères"><draw:frame draw:style-name="fr6" draw:name="Objet126" text:anchor-type="as-char" svg:y="-0.482cm" svg:width="0.293cm" svg:height="0.87cm" draw:z-index="21"><draw:object xlink:href="./Object 321" xlink:type="simple" xlink:show="embed" xlink:actuate="onLoad"/><draw:image xlink:href="./ObjectReplacements/Object 321" xlink:type="simple" xlink:show="embed" xlink:actuate="onLoad"/><svg:desc>formule</svg:desc></draw:frame></text:span><text:span text:style-name="_5f_Caractères"><text:s/>= <text:s/></text:span><text:span text:style-name="_5f_pointillés_20_gris">…..…</text:span></text:p>
              </text:list-item>
              <text:list-item>
                <text:p text:style-name="P108"><text:span text:style-name="_5f_Caractères">13 × </text:span><text:span text:style-name="_5f_Caractères"><draw:frame draw:style-name="fr6" draw:name="Objet127" text:anchor-type="as-char" svg:y="-0.482cm" svg:width="0.517cm" svg:height="0.87cm" draw:z-index="22"><draw:object xlink:href="./Object 322" xlink:type="simple" xlink:show="embed" xlink:actuate="onLoad"/><draw:image xlink:href="./ObjectReplacements/Object 322" xlink:type="simple" xlink:show="embed" xlink:actuate="onLoad"/></draw:frame></text:span><text:span text:style-name="_5f_Caractères"><text:s/>= <text:s/></text:span><text:span text:style-name="_5f_pointillés_20_gris">…..…</text:span></text:p>
              </text:list-item>
              <text:list-item>
                <text:p text:style-name="P108"><text:span text:style-name="_5f_Caractères">7 × </text:span><text:span text:style-name="_5f_Caractères"><draw:frame draw:style-name="fr6" draw:name="Objet128" text:anchor-type="as-char" svg:y="-0.512cm" svg:width="0.741cm" svg:height="0.87cm" draw:z-index="23"><draw:object xlink:href="./Object 323" xlink:type="simple" xlink:show="embed" xlink:actuate="onLoad"/><draw:image xlink:href="./ObjectReplacements/Object 323" xlink:type="simple" xlink:show="embed" xlink:actuate="onLoad"/><svg:desc>formule</svg:desc></draw:frame></text:span><text:span text:style-name="_5f_Caractères"><text:s/>= 1</text:span></text:p>
              </text:list-item>
              <text:list-item>
                <text:p text:style-name="P108"><text:span text:style-name="_5f_Caractères">19 × </text:span><text:span text:style-name="_5f_Caractères"><draw:frame draw:style-name="fr6" draw:name="Objet129" text:anchor-type="as-char" svg:y="-0.512cm" svg:width="0.741cm" svg:height="0.87cm" draw:z-index="24"><draw:object xlink:href="./Object 324" xlink:type="simple" xlink:show="embed" xlink:actuate="onLoad"/><draw:image xlink:href="./ObjectReplacements/Object 324" xlink:type="simple" xlink:show="embed" xlink:actuate="onLoad"/><svg:desc>formule</svg:desc></draw:frame></text:span><text:span text:style-name="_5f_Caractères"><text:s/>= 76</text:span></text:p>
              </text:list-item>
              <text:list-item>
                <text:p text:style-name="P108"><text:span text:style-name="_5f_Caractères"><draw:frame draw:style-name="fr6" draw:name="Objet130" text:anchor-type="as-char" svg:y="-0.512cm" svg:width="0.741cm" svg:height="0.87cm" draw:z-index="25"><draw:object xlink:href="./Object 325" xlink:type="simple" xlink:show="embed" xlink:actuate="onLoad"/><draw:image xlink:href="./ObjectReplacements/Object 325" xlink:type="simple" xlink:show="embed" xlink:actuate="onLoad"/><svg:desc>formule</svg:desc></draw:frame></text:span><text:span text:style-name="_5f_Caractères">× 7 = 100</text:span></text:p>
              </text:list-item>
              <text:list-item>
                <text:p text:style-name="P108"><text:span text:style-name="_5f_Caractères">8 × </text:span><text:span text:style-name="_5f_Caractères"><draw:frame draw:style-name="fr6" draw:name="Objet131" text:anchor-type="as-char" svg:y="-0.482cm" svg:width="0.741cm" svg:height="0.87cm" draw:z-index="26"><draw:object xlink:href="./Object 326" xlink:type="simple" xlink:show="embed" xlink:actuate="onLoad"/><draw:image xlink:href="./ObjectReplacements/Object 326" xlink:type="simple" xlink:show="embed" xlink:actuate="onLoad"/><svg:desc>formule</svg:desc></draw:frame></text:span><text:span text:style-name="_5f_Caractères"><text:s/>= 4</text:span></text:p>
              </text:list-item>
            </text:list>
          </text:list-item>
        </text:list>
      </text:section>
      <text:list xml:id="list85355699912542" text:continue-list="list85354205270439" text:style-name="_5f_Numérotation_20_des_20_exercices">
        <text:list-item>
          <text:h text:style-name="_5f_Titre_5f_Exercices_5f_sans_5f_Titre" text:outline-level="1"><text:span text:style-name="_5f_Caractères">Détermine dans chaque cas l’expression ma­thématique qui <text:s/>correspond et effectue le calcul de­mandé :</text:span></text:h>
          <text:list>
            <text:list-item>
              <text:p text:style-name="_5f_Paragraphe_5f_avec_5f_Num_5f_Question"><text:span text:style-name="_5f_Caractères">Trois fois 17 tiers 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...</text:span></text:p>
      <text:list xml:id="list85355468125565" text:continue-numbering="true" text:style-name="_5f_Numérotation_20_des_20_exercices">
        <text:list-item>
          <text:list>
            <text:list-item>
              <text:p text:style-name="P106"><text:span text:style-name="_5f_Caractères">Cinq fois 6 cinquièmes <text:s/></text:span><text:span text:style-name="_5f_pointillés_20_gris">……………………………………………………………...</text:span></text:p>
            </text:list-item>
            <text:list-item>
              <text:p text:style-name="P106"><text:span text:style-name="_5f_Caractères">Sept fois 42 septièmes <text:s/></text:span><text:span text:style-name="_5f_pointillés_20_gris">……………………………………………………………..</text:span></text:p>
            </text:list-item>
          </text:list>
        </text:list-item>
        <text:list-item>
          <text:h text:style-name="_5f_Titre_5f_Exercices_5f_sans_5f_Titre" text:outline-level="1"><text:span text:style-name="_5f_Caractères">Dans chaque cas, détermine le coefficient de proportionnalité sous la forme d’une fraction :</text:span></text:h>
        </text:list-item>
      </text:list>
      <text:h text:style-name="_5f_Paragraphe" text:outline-level="1"><draw:frame draw:style-name="fr1" draw:name="Cadre4" text:anchor-type="paragraph" svg:x="3.842cm" svg:y="0.259cm" svg:width="2.979cm" draw:z-index="3"><draw:text-box fo:min-height="1.52cm"><text:p text:style-name="P100">Multiplié par</text:p><text:p text:style-name="P101"><draw:frame draw:style-name="fr6" draw:name="Objet134" text:anchor-type="as-char" svg:y="-0.512cm" svg:width="0.741cm" svg:height="0.87cm" draw:z-index="27"><draw:object xlink:href="./Object 327" xlink:type="simple" xlink:show="embed" xlink:actuate="onLoad"/><draw:image xlink:href="./ObjectReplacements/Object 327" xlink:type="simple" xlink:show="embed" xlink:actuate="onLoad"/><svg:desc>formule</svg:desc></draw:frame></text:p></draw:text-box></draw:frame></text:h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h text:style-name="_5f_Tableau_5f_Centré" text:outline-level="1">32</text:h>
          </table:table-cell>
          <table:table-cell table:style-name="Tableau4.B1" office:value-type="string">
            <text:h text:style-name="_5f_Tableau_5f_Centré" text:outline-level="1"><draw:custom-shape text:anchor-type="paragraph" draw:z-index="4" draw:name="Forme2" draw:style-name="gr15" draw:text-style-name="P124" svg:width="1.509cm" svg:height="1.209cm" svg:x="0.704cm" svg:y="0.161cm"><text:p/><draw:enhanced-geometry svg:viewBox="0 0 21600 21600" draw:text-areas="0 0 21600 21600" draw:type="circular-arrow" draw:modifiers="-91.3535910227115 88.1105363853266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8</text:h>
          </table:table-cell>
        </table:table-row>
        <table:table-row table:style-name="Tableau4.1">
          <table:table-cell table:style-name="Tableau4.A2" office:value-type="string">
            <text:h text:style-name="_5f_Tableau_5f_Centré" text:outline-level="1">4</text:h>
          </table:table-cell>
          <table:table-cell table:style-name="Tableau4.B2" office:value-type="string">
            <text:h text:style-name="_5f_Tableau_5f_Centré" text:outline-level="1">1</text:h>
          </table:table-cell>
        </table:table-row>
      </table:table>
      <text:h text:style-name="_5f_Paragraphe" text:outline-level="1"><draw:frame draw:style-name="fr1" draw:name="Cadre5" text:anchor-type="paragraph" svg:x="3.842cm" svg:y="0.568cm" svg:width="2.979cm" draw:z-index="1"><draw:text-box fo:min-height="1.52cm"><text:p text:style-name="P100">Multiplié par</text:p><text:p text:style-name="P101"><draw:frame draw:style-name="fr6" draw:name="Objet135" text:anchor-type="as-char" svg:y="-0.512cm" svg:width="0.741cm" svg:height="0.87cm" draw:z-index="28"><draw:object xlink:href="./Object 328" xlink:type="simple" xlink:show="embed" xlink:actuate="onLoad"/><draw:image xlink:href="./ObjectReplacements/Object 328" xlink:type="simple" xlink:show="embed" xlink:actuate="onLoad"/><svg:desc>formule</svg:desc></draw:frame></text:p></draw:text-box></draw:frame><text:span text:style-name="_5f_pointillés_20_gris"/></text:h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h text:style-name="_5f_Tableau_5f_Centré" text:outline-level="1">45</text:h>
          </table:table-cell>
          <table:table-cell table:style-name="Tableau5.B1" office:value-type="string">
            <text:h text:style-name="_5f_Tableau_5f_Centré" text:outline-level="1"><draw:custom-shape text:anchor-type="paragraph" draw:z-index="0" draw:name="Forme2" draw:style-name="gr17" draw:text-style-name="P124" svg:width="1.549cm" svg:height="1.258cm" svg:x="0.628cm" svg:y="0.079cm"><text:p/><draw:enhanced-geometry svg:viewBox="0 0 21600 21600" draw:text-areas="0 0 21600 21600" draw:type="circular-arrow" draw:modifiers="-88.1373746707719 85.1604471516774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9</text:h>
          </table:table-cell>
        </table:table-row>
        <table:table-row table:style-name="Tableau5.1">
          <table:table-cell table:style-name="Tableau5.A2" office:value-type="string">
            <text:h text:style-name="_5f_Tableau_5f_Centré" text:outline-level="1">15</text:h>
          </table:table-cell>
          <table:table-cell table:style-name="Tableau5.B2" office:value-type="string">
            <text:h text:style-name="_5f_Tableau_5f_Centré" text:outline-level="1">3</text:h>
          </table:table-cell>
        </table:table-row>
      </table:table>
      <text:list xml:id="list85355800040284" text:continue-numbering="true" text:style-name="_5f_Numérotation_20_des_20_exercices">
        <text:list-item>
          <text:h text:style-name="P112" text:outline-level="1"><text:span text:style-name="_5f_Caractères">Choisir</text:span></text:h>
          <text:list>
            <text:list-item>
              <text:p text:style-name="_5f_Paragraphe_5f_avec_5f_Num_5f_Question"><text:span text:style-name="_5f_Caractères">Vaut‑il mieux recevoir 2 % de 3 625 € ou 80 % de 90 € ? Explique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.</text:span></text:p>
      <text:p text:style-name="_5f_Paragraphe_5f_Réponse_5f_Pointillés_5f_Grisés"><text:span text:style-name="_5f_pointillés_20_gris">………………………………………………………………….</text:span></text:p>
      <text:list xml:id="list85354067551462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Un pantalon vert, qui coûtait 35 €, est vendu à 70 % de son prix initial et un pantalon bleu, qui coûtait 27 €, est vendu à 95 % de son prix initial. Lequel sera le moins cher à l'achat ?</text:span></text:p>
            </text:list-item>
          </text:list>
        </text:list-item>
      </text:list>
      <text:p text:style-name="_5f_Paragraphe_5f_Réponse_5f_Pointillés_5f_Grisés"><text:span text:style-name="_5f_pointillés_20_gris">………………………………………………………………….</text:span></text:p>
      <text:p text:style-name="_5f_Paragraphe_5f_Réponse_5f_Pointillés_5f_Grisés"><text:span text:style-name="_5f_pointillés_20_gris">………………………………………………………………….</text:span></text:p>
      <text:p text:style-name="_5f_Paragraphe_5f_Réponse_5f_Pointillés_5f_Grisés"><text:span text:style-name="_5f_pointillés_20_gris">…………………………………………………………………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1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4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1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 style:list-style-name="_5f_Numérotation_20_des_20_exercices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14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2" style:family="paragraph">
      <style:paragraph-properties fo:text-align="center"/>
    </style:style>
    <style:style style:name="MP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Footer">
      <style:text-properties officeooo:paragraph-rsid="00863005"/>
    </style:style>
    <style:style style:name="MP7" style:family="paragraph" style:parent-style-name="Footer">
      <style:text-properties officeooo:rsid="00178920" officeooo:paragraph-rsid="00178920"/>
    </style:style>
    <style:style style:name="MP8" style:family="paragraph" style:parent-style-name="Footer">
      <style:text-properties officeooo:paragraph-rsid="00c384cf"/>
    </style:style>
    <style:style style:name="MP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MP11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MP13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MP15" style:family="paragraph">
      <loext:graphic-properties draw:fill="solid" draw:fill-color="#d7e12c"/>
    </style:style>
    <style:style style:name="MP16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1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MP1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1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MP20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25" style:family="paragraph" style:parent-style-name="Header">
      <style:paragraph-properties fo:text-align="start" style:justify-single-word="false"/>
      <style:text-properties officeooo:paragraph-rsid="0289fb01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28" style:family="paragraph" style:parent-style-name="Footer">
      <style:text-properties officeooo:paragraph-rsid="00d4df5c"/>
    </style:style>
    <style:style style:name="MP29" style:family="paragraph" style:parent-style-name="_5f_Header_20_N_20_page_20_impaire_20__28_D_29_">
      <style:paragraph-properties fo:text-align="start" style:justify-single-word="false"/>
    </style:style>
    <style:style style:name="MP30" style:family="paragraph" style:parent-style-name="Footer">
      <style:paragraph-properties fo:text-align="end" style:justify-single-word="false"/>
      <style:text-properties officeooo:paragraph-rsid="00d4df5c"/>
    </style:style>
    <style:style style:name="MP31" style:family="paragraph" style:parent-style-name="Footer">
      <style:paragraph-properties fo:text-align="start" style:justify-single-word="false"/>
      <style:text-properties officeooo:paragraph-rsid="00d4df5c"/>
    </style:style>
    <style:style style:name="MP32" style:family="paragraph" style:parent-style-name="_5f_Header_20_G_20_page_20_impaire_20__28_D_29_">
      <style:text-properties officeooo:paragraph-rsid="01259ec2"/>
    </style:style>
    <style:style style:name="MP33" style:family="paragraph" style:parent-style-name="_5f_Header_20_G_20_page_20_paire_20__28_G_29_">
      <style:text-properties officeooo:paragraph-rsid="00eb2abc"/>
    </style:style>
    <style:style style:name="MP3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fo:font-size="9pt" style:font-size-asian="9pt" style:font-size-complex="9pt"/>
    </style:style>
    <style:style style:name="MP3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3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3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39" style:family="paragraph" style:parent-style-name="Header">
      <style:paragraph-properties fo:text-align="center" style:justify-single-word="false"/>
      <style:text-properties officeooo:paragraph-rsid="00ab054e"/>
    </style:style>
    <style:style style:name="MP40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1" style:family="paragraph" style:parent-style-name="_5f_Header_20_G_20_page_20_paire_20__28_G_29_">
      <style:paragraph-properties fo:text-align="start" style:justify-single-word="false"/>
    </style:style>
    <style:style style:name="MP42" style:family="paragraph" style:parent-style-name="Footer">
      <style:text-properties officeooo:paragraph-rsid="030c4d7d"/>
    </style:style>
    <style:style style:name="MP43" style:family="paragraph" style:parent-style-name="_5f_Header_20_G_20_page_20_paire_20__28_G_29_">
      <style:text-properties officeooo:paragraph-rsid="0334a5be"/>
    </style:style>
    <style:style style:name="MP4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4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6" style:family="paragraph" style:parent-style-name="Footer">
      <style:text-properties officeooo:paragraph-rsid="008d016c"/>
    </style:style>
    <style:style style:name="MP4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8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49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2" style:family="paragraph" style:parent-style-name="Footer">
      <style:text-properties officeooo:paragraph-rsid="010f7046"/>
    </style:style>
    <style:style style:name="MP53" style:family="paragraph" style:parent-style-name="Footer">
      <style:text-properties officeooo:paragraph-rsid="01120261"/>
    </style:style>
    <style:style style:name="MP54" style:family="paragraph" style:parent-style-name="Header">
      <style:paragraph-properties fo:margin-left="0cm" fo:margin-right="0cm" fo:text-indent="0cm" style:auto-text-indent="false"/>
    </style:style>
    <style:style style:name="MP5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6" style:family="paragraph" style:parent-style-name="_5f_Header_20_N_20_page_20_impaire_20__28_D_29_">
      <style:text-properties officeooo:rsid="027aa87d" officeooo:paragraph-rsid="027aa87d"/>
    </style:style>
    <style:style style:name="MP57" style:family="paragraph" style:parent-style-name="_5f_Header_20_N_20_page_20_impaire_20__28_D_29_">
      <style:text-properties officeooo:rsid="0277791e" officeooo:paragraph-rsid="0277791e"/>
    </style:style>
    <style:style style:name="MP5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5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0" style:family="paragraph" style:parent-style-name="Footer">
      <style:text-properties officeooo:rsid="0242edd8" officeooo:paragraph-rsid="0242edd8"/>
    </style:style>
    <style:style style:name="MP61" style:family="paragraph" style:parent-style-name="Footer">
      <style:paragraph-properties fo:text-align="start" style:justify-single-word="false"/>
      <style:text-properties officeooo:paragraph-rsid="0211dd7e"/>
    </style:style>
    <style:style style:name="MP62" style:family="paragraph" style:parent-style-name="Header">
      <style:paragraph-properties fo:text-align="start" style:justify-single-word="false"/>
      <style:text-properties officeooo:paragraph-rsid="0211dd7e"/>
    </style:style>
    <style:style style:name="M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MP64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5" style:family="paragraph" style:parent-style-name="Footer">
      <style:text-properties officeooo:paragraph-rsid="00a59a60"/>
    </style:style>
    <style:style style:name="MP66" style:family="paragraph" style:parent-style-name="Footer">
      <style:text-properties officeooo:paragraph-rsid="004274bc"/>
    </style:style>
    <style:style style:name="MP67" style:family="paragraph" style:parent-style-name="Header">
      <style:paragraph-properties fo:text-align="center" style:justify-single-word="false"/>
      <style:text-properties officeooo:paragraph-rsid="00c10aa6"/>
    </style:style>
    <style:style style:name="MP68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69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3" style:family="paragraph" style:parent-style-name="Footer">
      <style:text-properties officeooo:paragraph-rsid="00d8520c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5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6" style:family="paragraph" style:parent-style-name="Footer">
      <style:text-properties officeooo:paragraph-rsid="002aa84d"/>
    </style:style>
    <style:style style:name="MP77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8" style:family="paragraph">
      <loext:graphic-properties draw:fill="solid" draw:fill-color="#7fb241"/>
    </style:style>
    <style:style style:name="MP7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8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MP81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7" style:family="paragraph" style:parent-style-name="_5f_Header_20_G_20_page_20_impaire_20__28_D_29_">
      <style:text-properties officeooo:paragraph-rsid="00c87b35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MP8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MP91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2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3" style:family="paragraph" style:parent-style-name="Footer">
      <style:text-properties officeooo:rsid="001f8a2d" officeooo:paragraph-rsid="00bd36bc"/>
    </style:style>
    <style:style style:name="MP94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5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11350d1" officeooo:paragraph-rsid="011350d1"/>
    </style:style>
    <style:style style:name="MP97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8" style:family="paragraph">
      <loext:graphic-properties draw:fill="solid" draw:fill-color="#1ca2b8"/>
    </style:style>
    <style:style style:name="MP99" style:family="paragraph" style:parent-style-name="Footer">
      <style:text-properties officeooo:rsid="001f8a2d" officeooo:paragraph-rsid="002b33ed"/>
    </style:style>
    <style:style style:name="MP100" style:family="paragraph" style:parent-style-name="Footer">
      <style:text-properties officeooo:rsid="0096b4e2" officeooo:paragraph-rsid="0096b4e2"/>
    </style:style>
    <style:style style:name="MP101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2" style:family="paragraph" style:parent-style-name="Footer">
      <style:text-properties officeooo:paragraph-rsid="0096b4e2"/>
    </style:style>
    <style:style style:name="MP103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4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2a682f9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7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8" style:family="paragraph" style:parent-style-name="Header">
      <style:paragraph-properties fo:text-align="start" style:justify-single-word="false"/>
      <style:text-properties officeooo:paragraph-rsid="02a56131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T1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MT2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MT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6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9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10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MT11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2" style:family="text">
      <style:text-properties officeooo:rsid="0160d7ef"/>
    </style:style>
    <style:style style:name="MT13" style:family="text">
      <style:text-properties officeooo:rsid="0072f07f"/>
    </style:style>
    <style:style style:name="MT14" style:family="text">
      <style:text-properties officeooo:rsid="0268e0aa"/>
    </style:style>
    <style:style style:name="MT15" style:family="text">
      <style:text-properties officeooo:rsid="026ec296"/>
    </style:style>
    <style:style style:name="MT16" style:family="text">
      <style:text-properties officeooo:rsid="0272f9e5"/>
    </style:style>
    <style:style style:name="MT17" style:family="text">
      <style:text-properties officeooo:rsid="02757f12"/>
    </style:style>
    <style:style style:name="MT18" style:family="text">
      <style:text-properties officeooo:rsid="02735980"/>
    </style:style>
    <style:style style:name="MT19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MT20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MT2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22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2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24" style:family="text">
      <style:text-properties officeooo:rsid="01b6dc57"/>
    </style:style>
    <style:style style:name="MT25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26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27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28" style:family="text">
      <style:text-properties officeooo:rsid="00b5d2d1"/>
    </style:style>
    <style:style style:name="MT29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30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31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32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33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34" style:family="text">
      <style:text-properties officeooo:rsid="015f088a"/>
    </style:style>
    <style:style style:name="MT35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3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37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38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39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41" style:family="text">
      <style:text-properties officeooo:rsid="01f8729d"/>
    </style:style>
    <style:style style:name="MT42" style:family="text">
      <style:text-properties officeooo:rsid="010c4d3a"/>
    </style:style>
    <style:style style:name="MT43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4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45" style:family="text"/>
    <style:style style:name="MT46" style:family="text">
      <style:text-properties fo:font-size="16pt" style:font-size-asian="16pt" style:font-size-complex="16pt"/>
    </style:style>
    <style:style style:name="MT47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48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50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1" style:family="text">
      <style:text-properties officeooo:rsid="00b6801f"/>
    </style:style>
    <style:style style:name="MT52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54" style:family="text">
      <style:text-properties officeooo:rsid="0334a5be"/>
    </style:style>
    <style:style style:name="MT55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MT56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57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58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59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60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MT61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62" style:family="text">
      <style:text-properties officeooo:rsid="0315af39"/>
    </style:style>
    <style:style style:name="MT63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MT6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66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MT67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MT68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MT6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7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71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d7e12c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3_5f_SERIE_5f_N_5f_GAUCHE_5f_ET_5f_DROITE_5f_2COL" style:display-name="1_3_SERIE_N_GAUCHE_ET_DROITE_2COL" style:page-layout-name="Mpm10" draw:style-name="Mdp1">
      <style:header>
        <text:p text:style-name="MP1"><draw:line text:anchor-type="paragraph" draw:z-index="39" draw:name="Shape3_1" draw:style-name="Mgr1" draw:text-style-name="MP2" svg:x1="17.999cm" svg:y1="0.36cm" svg:x2="20.497cm" svg:y2="0.36cm"><text:p/></draw:line><text:span text:style-name="MT1">Nombres entiers et décimaux : </text:span><text:span text:style-name="MT2">La droite graduée</text:span></text:p>
      </style:header>
      <style:header-left>
        <text:p text:style-name="MP1"><draw:line text:anchor-type="paragraph" draw:z-index="38" draw:name="Shape3_22" draw:style-name="Mgr1" draw:text-style-name="MP2" svg:x1="17.999cm" svg:y1="0.36cm" svg:x2="20.497cm" svg:y2="0.36cm"><text:p/></draw:line><text:span text:style-name="MT1">Nombres entiers et décimaux : </text:span><text:span text:style-name="MT2">La droite graduée</text:span></text:p>
      </style:header-left>
      <style:footer>
        <text:p text:style-name="MP3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4"><draw:g text:anchor-type="paragraph" draw:z-index="65" draw:name="Shape4_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MT5">la droite graduée</text:span></text:p></draw:text-box></draw:frame></text:p>
      </style:footer>
      <style:footer-left>
        <text:p text:style-name="MP3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4"><draw:g text:anchor-type="paragraph" draw:z-index="66" draw:name="Shape4_1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MT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68" draw:name="Shape4_1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63" draw:name="Shape4_1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64" draw:name="Shape4_11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71" draw:name="Shape4_1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70" draw:name="Shape4_1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69" draw:name="Shape4_106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"><draw:line text:anchor-type="paragraph" draw:z-index="369" draw:name="Shape3_15" draw:style-name="Mgr1" draw:text-style-name="MP2" svg:x1="17.597cm" svg:y1="0.383cm" svg:x2="19.595cm" svg:y2="0.383cm"><text:p/></draw:line><text:span text:style-name="MT1">Nombres entiers et décimaux : </text:span><text:span text:style-name="Character_5f_20_5f_style"><text:span text:style-name="MT9">×</text:span></text:span><text:span text:style-name="MT10"> 10, 100, 1000</text:span></text:p>
      </style:header>
      <style:header-left>
        <text:p text:style-name="MP1"><draw:line text:anchor-type="paragraph" draw:z-index="250" draw:name="Shape3_19" draw:style-name="Mgr1" draw:text-style-name="MP2" svg:x1="17.597cm" svg:y1="0.383cm" svg:x2="19.595cm" svg:y2="0.383cm"><text:p/></draw:line><text:span text:style-name="MT1">Nombres entiers et décimaux : </text:span><text:span text:style-name="Character_5f_20_5f_style"><text:span text:style-name="MT9">×</text:span></text:span><text:span text:style-name="MT10"> 10, 100, 1000</text:span></text:p>
      </style:header-left>
      <style:footer>
        <text:p text:style-name="MP3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4"><draw:g text:anchor-type="paragraph" draw:z-index="72" draw:name="Shape4_15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Character_5f_20_5f_style"><text:span text:style-name="MT9">×</text:span></text:span><text:span text:style-name="MT11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48" draw:name="Shape4_7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49" draw:name="Shape4_92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56" draw:name="Shape4_11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0"><draw:line text:anchor-type="paragraph" draw:z-index="247" draw:name="Shape3_2" draw:style-name="Mgr1" draw:text-style-name="MP2" svg:x1="16.083cm" svg:y1="0.383cm" svg:x2="20.496cm" svg:y2="0.36cm"><text:p/></draw:line>Nombres entiers et décimaux : Numération</text:p>
      </style:header>
      <style:header-left>
        <text:p text:style-name="MP10"><draw:line text:anchor-type="paragraph" draw:z-index="249" draw:name="Shape3_3" draw:style-name="Mgr1" draw:text-style-name="MP2" svg:x1="16.083cm" svg:y1="0.383cm" svg:x2="20.496cm" svg:y2="0.36cm"><text:p/></draw:line>Nombres entiers et décimaux : Numération</text:p>
      </style:header-left>
      <style:footer>
        <text:p text:style-name="MP3"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1"><text:span text:style-name="MT12">N</text:span>ombres entiers et décimaux : numération</text:p></draw:text-box></draw:frame><draw:g text:anchor-type="paragraph" draw:z-index="241" draw:name="Shape4_4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42" text:anchor-type="paragraph" svg:y="-0.06cm" draw:z-index="0"><draw:text-box fo:min-height="0.499cm" fo:min-width="7.096cm"><draw:frame draw:style-name="Mfr2" draw:name="Frame23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1"><text:span text:style-name="MT12">N</text:span>ombres entiers et décimaux : numération</text:p></draw:text-box></draw:frame><draw:g text:anchor-type="paragraph" draw:z-index="244" draw:name="Shape4_8" draw:style-name="Mgr2"><draw:path draw:style-name="Mgr3" draw:text-style-name="MP5" svg:width="0.855cm" svg:height="1.172cm" svg:x="-0.217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43" draw:name="Shape4_1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44" draw:name="Shape4_2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45" draw:name="Shape4_2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2"><draw:line text:anchor-type="paragraph" draw:z-index="195" draw:name="Shape3_6" draw:style-name="Mgr1" draw:text-style-name="MP2" svg:x1="18.701cm" svg:y1="0.36cm" svg:x2="20.497cm" svg:y2="0.36cm"><text:p/></draw:line><text:span text:style-name="MT13">Nombres entiers et décimaux</text:span> : <text:span text:style-name="MT13">Comparer, encadrer</text:span></text:p>
      </style:header>
      <style:header-left>
        <text:p text:style-name="MP12"><draw:line text:anchor-type="paragraph" draw:z-index="196" draw:name="Shape3_5" draw:style-name="Mgr1" draw:text-style-name="MP2" svg:x1="18.701cm" svg:y1="0.36cm" svg:x2="20.497cm" svg:y2="0.36cm"><text:p/></draw:line><text:span text:style-name="MT13">Nombres entiers et décimaux</text:span> : <text:span text:style-name="MT13">Comparer, encadrer</text:span></text:p>
      </style:header-left>
      <style:footer>
        <text:p text:style-name="MP3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4"><draw:g text:anchor-type="paragraph" draw:z-index="42" draw:name="Shape4_1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2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93" draw:name="Shape4_2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59" draw:name="Shape4_2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60" draw:name="Shape4_86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14"><draw:path text:anchor-type="paragraph" draw:z-index="61" draw:name="Shape1_1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46" draw:name="Shape3_13" draw:style-name="Mgr1" draw:text-style-name="MP2" svg:x1="15.337cm" svg:y1="0.36cm" svg:x2="20.496cm" svg:y2="0.36cm"><text:p/></draw:line><text:span text:style-name="MT14">Fractions</text:span> : <text:span text:style-name="MT14">Représentation géométrique</text:span></text:p>
      </style:header>
      <style:header-left>
        <text:p text:style-name="MP14"><draw:path text:anchor-type="paragraph" draw:z-index="57" draw:name="Shape1_5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58" draw:name="Shape3_21" draw:style-name="Mgr1" draw:text-style-name="MP2" svg:x1="15.337cm" svg:y1="0.36cm" svg:x2="20.496cm" svg:y2="0.36cm"><text:p/></draw:line><text:span text:style-name="MT14">Fractions</text:span> : <text:span text:style-name="MT14">Représentation géométrique</text:span></text:p>
      </style:header-left>
      <style:footer>
        <text:p text:style-name="MP3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6"><text:span text:style-name="MT12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75" draw:name="Shape4_2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78" draw:name="Shape4_28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55" draw:name="Shape4_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17"><draw:path text:anchor-type="paragraph" draw:z-index="50" draw:name="Shape1_3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190" draw:name="Shape3_14" draw:style-name="Mgr1" draw:text-style-name="MP2" svg:x1="12.876cm" svg:y1="0.392cm" svg:x2="20.496cm" svg:y2="0.36cm"><text:p/></draw:line><text:span text:style-name="MT15">Fractions</text:span> : <text:span text:style-name="MT15">Vocabulaire et sens</text:span></text:p>
      </style:header>
      <style:header-left>
        <text:p text:style-name="MP17"><draw:path text:anchor-type="paragraph" draw:z-index="53" draw:name="Shape1_7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54" draw:name="Shape3_23" draw:style-name="Mgr1" draw:text-style-name="MP2" svg:x1="12.876cm" svg:y1="0.392cm" svg:x2="20.496cm" svg:y2="0.36cm"><text:p/></draw:line><text:span text:style-name="MT15">Fractions</text:span> : <text:span text:style-name="MT15">Vocabulaire et sens</text:span></text:p>
      </style:header-left>
      <style:footer>
        <text:p text:style-name="MP3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4"><draw:g text:anchor-type="paragraph" draw:z-index="173" draw:name="Shape4_26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12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68" draw:name="Shape4_29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70" draw:name="Shape4_3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51" draw:name="Shape4_3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19"><draw:line text:anchor-type="paragraph" draw:z-index="52" draw:name="Shape3_24" draw:style-name="Mgr1" draw:text-style-name="MP2" svg:x1="11.52cm" svg:y1="0.376cm" svg:x2="20.496cm" svg:y2="0.36cm"><text:p/></draw:line><text:span text:style-name="MT16">Fractions</text:span> : <text:span text:style-name="MT16">Droite graduée</text:span></text:p>
      </style:header>
      <style:header-left>
        <text:p text:style-name="MP19"><draw:line text:anchor-type="paragraph" draw:z-index="171" draw:name="Shape3_28" draw:style-name="Mgr1" draw:text-style-name="MP2" svg:x1="11.52cm" svg:y1="0.376cm" svg:x2="20.496cm" svg:y2="0.36cm"><text:p/></draw:line><text:span text:style-name="MT16">Fractions</text:span> : <text:span text:style-name="MT16">Droite graduée</text:span></text:p>
      </style:header-left>
      <style:footer>
        <text:p text:style-name="MP3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4"><draw:g text:anchor-type="paragraph" draw:z-index="40" draw:name="Shape4_30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12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54" draw:name="Shape4_3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55" draw:name="Shape4_3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40" draw:name="Shape4_3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1"><draw:line text:anchor-type="paragraph" draw:z-index="234" draw:name="Shape3_8" draw:style-name="Mgr1" draw:text-style-name="MP2" svg:x1="17.736cm" svg:y1="0.376cm" svg:x2="20.496cm" svg:y2="0.36cm"><text:p/></draw:line><text:span text:style-name="MT17">Fractions</text:span> : <text:span text:style-name="MT17">Fractions, décimaux et comparaison</text:span></text:p>
      </style:header>
      <style:header-left>
        <text:p text:style-name="MP21"><draw:line text:anchor-type="paragraph" draw:z-index="237" draw:name="Shape3_25" draw:style-name="Mgr1" draw:text-style-name="MP2" svg:x1="17.736cm" svg:y1="0.376cm" svg:x2="20.496cm" svg:y2="0.36cm"><text:p/></draw:line><text:span text:style-name="MT17">Fractions</text:span> : <text:span text:style-name="MT17">Fractions, décimaux et comparaison</text:span></text:p>
      </style:header-left>
      <style:footer>
        <text:p text:style-name="MP3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4"><draw:g text:anchor-type="paragraph" draw:z-index="350" draw:name="Shape4_34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12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403" draw:name="Shape4_3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404" draw:name="Shape4_3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26" draw:name="Shape4_4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3"><draw:path text:anchor-type="paragraph" draw:z-index="236" draw:name="Shape1_4" draw:style-name="Mgr6" draw:text-style-name="MP15" svg:width="4.329cm" svg:height="2.238cm" svg:x="-1.5cm" svg:y="-7.401cm" svg:viewBox="0 0 4330 2239" svg:d="M0 2239l3984-288c209-15 363-167 345-342l-170-1609h-4159z"><text:p/></draw:path><draw:line text:anchor-type="paragraph" draw:z-index="224" draw:name="Shape3_9" draw:style-name="Mgr1" draw:text-style-name="MP2" svg:x1="6.766cm" svg:y1="0.367cm" svg:x2="20.496cm" svg:y2="0.36cm"><text:p/></draw:line><text:span text:style-name="MT18">Opérations</text:span> </text:p>
      </style:header>
      <style:header-left>
        <text:p text:style-name="MP23"><draw:path text:anchor-type="paragraph" draw:z-index="218" draw:name="Shape1_8" draw:style-name="Mgr5" draw:text-style-name="MP15" svg:width="4.329cm" svg:height="2.238cm" svg:x="-1.5cm" svg:y="-7.401cm" svg:viewBox="0 0 4330 2239" svg:d="M0 2239l3984-288c209-15 363-167 345-342l-170-1609h-4159z"><text:p/></draw:path><draw:line text:anchor-type="paragraph" draw:z-index="219" draw:name="Shape3_26" draw:style-name="Mgr1" draw:text-style-name="MP2" svg:x1="10.37cm" svg:y1="0.365cm" svg:x2="20.496cm" svg:y2="0.36cm"><text:p/></draw:line><text:span text:style-name="MT18">Fractions</text:span> : <text:span text:style-name="MT18">Opérations</text:span> </text:p>
      </style:header-left>
      <style:footer>
        <text:p text:style-name="MP3"><draw:frame draw:style-name="Mfr1" draw:name="Frame511111111" text:anchor-type="paragraph" svg:y="-0.06cm" draw:z-index="30"><draw:text-box fo:min-height="0.499cm" fo:min-width="5.099cm"><draw:frame draw:style-name="Mfr2" draw:name="Frame231" text:anchor-type="frame" svg:x="0.45cm" svg:y="0.079cm" svg:width="0.817cm" draw:z-index="31"><draw:text-box fo:min-height="0.355cm"><text:p text:style-name="MP4"><draw:g text:anchor-type="paragraph" draw:z-index="222" draw:name="Shape4_38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141</text:page-number></text:p></draw:text-box></draw:frame><text:p text:style-name="MP24"><text:span text:style-name="MT12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15" draw:name="Shape4_4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16" draw:name="Shape4_4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17" draw:name="Shape4_4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25"><draw:path text:anchor-type="paragraph" draw:z-index="370" draw:name="Shape1_3" draw:style-name="Mgr5" draw:text-style-name="MP15" svg:width="4.329cm" svg:height="2.238cm" svg:x="-1.5cm" svg:y="-1.001cm" svg:viewBox="0 0 4330 2239" svg:d="M0 2239l3984-288c209-15 363-167 345-342l-170-1609h-4159z"><text:p/></draw:path><draw:line text:anchor-type="paragraph" draw:z-index="371" draw:name="Shape3_15" draw:style-name="Mgr1" draw:text-style-name="MP2" svg:x1="10.308cm" svg:y1="0.388cm" svg:x2="20.496cm" svg:y2="0.36cm"><text:p/></draw:line><text:span text:style-name="MT19">Fractions</text:span><text:span text:style-name="MT1"> : </text:span><text:span text:style-name="MT20">Problèmes</text:span><text:span text:style-name="MT1"> </text:span></text:p>
      </style:header>
      <style:footer>
        <text:p text:style-name="MP3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4"><draw:g text:anchor-type="paragraph" draw:z-index="372" draw:name="Shape4_60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12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27"><draw:line text:anchor-type="paragraph" draw:z-index="207" draw:name="Shape3_10" draw:style-name="Mgr1" draw:text-style-name="MP2" svg:x1="10.308cm" svg:y1="0.388cm" svg:x2="20.496cm" svg:y2="0.36cm"><text:p/></draw:line><draw:path text:anchor-type="paragraph" draw:z-index="209" draw:name="Shape1_6" draw:style-name="Mgr5" draw:text-style-name="MP15" svg:width="4.329cm" svg:height="2.238cm" svg:x="-1.5cm" svg:y="-1.001cm" svg:viewBox="0 0 4330 2239" svg:d="M0 2239l3984-288c209-15 363-167 345-342l-170-1609h-4159z"><text:p/></draw:path><text:span text:style-name="MT19">Fractions</text:span><text:span text:style-name="MT1"> : </text:span><text:span text:style-name="MT20">Problèmes</text:span><text:span text:style-name="MT1"> </text:span></text:p>
      </style:header>
      <style:header-left>
        <text:p text:style-name="MP27"><draw:line text:anchor-type="paragraph" draw:z-index="211" draw:name="Shape3_27" draw:style-name="Mgr1" draw:text-style-name="MP2" svg:x1="10.308cm" svg:y1="0.388cm" svg:x2="20.496cm" svg:y2="0.36cm"><text:p/></draw:line><draw:path text:anchor-type="paragraph" draw:z-index="212" draw:name="Shape1_9" draw:style-name="Mgr5" draw:text-style-name="MP15" svg:width="4.329cm" svg:height="2.238cm" svg:x="-1.5cm" svg:y="-1.001cm" svg:viewBox="0 0 4330 2239" svg:d="M0 2239l3984-288c209-15 363-167 345-342l-170-1609h-4159z"><text:p/></draw:path><text:span text:style-name="MT19">Fractions</text:span><text:span text:style-name="MT1"> : </text:span><text:span text:style-name="MT20">Problèmes</text:span><text:span text:style-name="MT1"> </text:span></text:p>
      </style:header-left>
      <style:footer>
        <text:p text:style-name="MP3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4"><draw:g text:anchor-type="paragraph" draw:z-index="213" draw:name="Shape4_4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12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03" draw:name="Shape4_4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04" draw:name="Shape4_4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06" draw:name="Shape4_4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3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4"><draw:g text:anchor-type="paragraph" draw:z-index="202" draw:name="Shape4_47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3">calculer</text:span><text:span text:style-name="MT21"> : </text:span><text:span text:style-name="MT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37" draw:name="Shape4_5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99" draw:name="Shape4_52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01" draw:name="Shape4_5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29">Calculer : <text:span text:style-name="MT22">Multiplier</text:span> </text:p>
      </style:header>
      <style:header-left>
        <text:p text:style-name="MP29">Calculer : <text:span text:style-name="MT22">Multiplier</text:span> </text:p>
      </style:header-left>
      <style:footer>
        <text:p text:style-name="MP3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4"><draw:g text:anchor-type="paragraph" draw:z-index="331" draw:name="Shape4_5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">calculer</text:span><text:span text:style-name="MT21"> : </text:span><text:span text:style-name="MT23">Multiplier</text:span></text:p></draw:text-box></draw:frame></text:p>
      </style:footer>
      <style:footer-left>
        <text:p text:style-name="MP3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1"><text:span text:style-name="MT3">calculer</text:span><text:span text:style-name="MT21"> : </text:span><text:span text:style-name="MT23">Multiplier</text:span></text:p></draw:text-box></draw:frame><draw:g text:anchor-type="paragraph" draw:z-index="333" draw:name="Shape4_55" draw:style-name="Mgr2"><draw:path draw:style-name="Mgr3" draw:text-style-name="MP5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18" draw:name="Shape4_5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23" draw:name="Shape4_5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27" draw:name="Shape4_5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24">Calculer : </text:span><text:span text:style-name="MT25">Diviser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25">Diviser</text:span><text:span text:style-name="MT24"> </text:span></text:p>
      </style:header-left>
      <style:footer>
        <text:p text:style-name="MP3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4"><draw:g text:anchor-type="paragraph" draw:z-index="308" draw:name="Shape4_56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">calculer</text:span><text:span text:style-name="MT21"> : </text:span><text:span text:style-name="MT26">diviser</text:span></text:p></draw:text-box></draw:frame></text:p>
      </style:footer>
      <style:footer-left>
        <text:p text:style-name="MP3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1"><text:span text:style-name="MT3">calculer</text:span><text:span text:style-name="MT21"> : </text:span><text:span text:style-name="MT26">diviser</text:span></text:p></draw:text-box></draw:frame><draw:g text:anchor-type="paragraph" draw:z-index="316" draw:name="Shape4_60" draw:style-name="Mgr2"><draw:path draw:style-name="Mgr3" draw:text-style-name="MP5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2"><text:span text:style-name="MT27">G</text:span>éométrie plane : Parallèles, perpendiculaires,<text:line-break/> distances</text:p>
      </style:header>
      <style:header-left>
        <text:p text:style-name="MP33"><text:s/><text:span text:style-name="MT27">Géométrie plane</text:span> : <text:span text:style-name="MT28">P</text:span><text:span text:style-name="MT29">arallèles, perpendiculaires,<text:line-break/> </text:span><text:span text:style-name="MT30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31">Géométrie plane : </text:span><text:span text:style-name="MT32">parallèles, perpendiculaires, </text:span><text:span text:style-name="MT33">distances</text:span></text:h></draw:text-box></draw:frame><draw:g text:anchor-type="paragraph" draw:z-index="301" draw:name="Shape4_59" draw:style-name="Mgr2"><draw:path draw:style-name="Mgr7" draw:text-style-name="MP34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MP35" text:outline-level="1"><text:span text:style-name="MT34">G</text:span>éométrie plane : Parallèles, perpendiculaires, distances</text:h></draw:text-box></draw:frame><draw:g text:anchor-type="paragraph" draw:z-index="304" draw:name="Shape4_62" draw:style-name="Mgr2"><draw:path draw:style-name="Mgr7" draw:text-style-name="MP3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24">Calculer : </text:span><text:span text:style-name="MT35">Critères de divisibilité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35">Critères de divisibilité</text:span><text:span text:style-name="MT24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4"><draw:g text:anchor-type="paragraph" draw:z-index="294" draw:name="Shape4_6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">calculer</text:span><text:span text:style-name="MT21"> : </text:span><text:span text:style-name="MT36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1"><text:span text:style-name="MT3">calculer</text:span><text:span text:style-name="MT21"> : </text:span><text:span text:style-name="MT36">critères de divisibilité</text:span></text:p></draw:text-box></draw:frame><draw:g text:anchor-type="paragraph" draw:z-index="297" draw:name="Shape4_65" draw:style-name="Mgr2"><draw:path draw:style-name="Mgr3" draw:text-style-name="MP5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80" draw:name="Shape4_6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85" draw:name="Shape4_8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89" draw:name="Shape4_8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24">Calculer : </text:span><text:span text:style-name="MT37">Distributivité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37">Distributivité</text:span><text:span text:style-name="MT24"> </text:span></text:p>
      </style:header-left>
      <style:footer>
        <text:p text:style-name="MP3"><draw:frame draw:style-name="Mfr3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4"><draw:g text:anchor-type="paragraph" draw:z-index="277" draw:name="Shape4_7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">calculer</text:span><text:span text:style-name="MT21"> : </text:span><text:span text:style-name="MT38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77" draw:name="Shape4_85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78" draw:name="Shape4_8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79" draw:name="Shape4_8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24">Calculer : </text:span><text:span text:style-name="MT39">Priorités opératoires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39">Priorités opératoires</text:span><text:span text:style-name="MT24"> </text:span></text:p>
      </style:header-left>
      <style:footer>
        <text:p text:style-name="MP3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4"><draw:g text:anchor-type="paragraph" draw:z-index="258" draw:name="Shape4_67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3">calculer</text:span><text:span text:style-name="MT21"> : </text:span><text:span text:style-name="MT40">priorités opératoires</text:span></text:p></draw:text-box></draw:frame></text:p>
      </style:footer>
      <style:footer-left>
        <text:p text:style-name="MP3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1"><text:span text:style-name="MT3">calculer</text:span><text:span text:style-name="MT21"> : </text:span><text:span text:style-name="MT40">priorités opératoires</text:span></text:p></draw:text-box></draw:frame><draw:g text:anchor-type="paragraph" draw:z-index="260" draw:name="Shape4_69" draw:style-name="Mgr2"><draw:path draw:style-name="Mgr3" draw:text-style-name="MP5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227" text:anchor-type="paragraph" svg:y="-0.06cm" draw:z-index="0"><draw:text-box fo:min-height="0.499cm" fo:min-width="3cm"><draw:frame draw:style-name="Mfr2" draw:name="Frame2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52" draw:name="Shape4_6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54" draw:name="Shape4_7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55" draw:name="Shape4_7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64" draw:name="Shape4_6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68" draw:name="Shape4_8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74" draw:name="Shape4_89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4"><draw:g text:anchor-type="paragraph" draw:z-index="257" draw:name="Shape4_82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41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7">Résoudre des problèmes</text:p></draw:text-box></draw:frame><draw:g text:anchor-type="paragraph" draw:z-index="261" draw:name="Shape4_97" draw:style-name="Mgr2"><draw:path draw:style-name="Mgr3" draw:text-style-name="MP5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42">Utilis</text:span><text:span text:style-name="MT43">er des</text:span><text:span text:style-name="MT42"> données </text:span>: <text:span text:style-name="MT44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46"> Utiliser des données : Représenter </text:span></text:span></text:p>
      </style:header-left>
      <style:footer>
        <text:p text:style-name="MP7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248" draw:name="Shape4_70" draw:style-name="Mgr2"><draw:path draw:style-name="Mgr4" draw:text-style-name="MP9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251" draw:name="Shape4_9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53" draw:name="Shape4_91" draw:style-name="Mgr2"><draw:path draw:style-name="Mgr4" draw:text-style-name="MP38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39"><text:span text:style-name="MT50">Repères du plan : Se repérer</text:span> </text:p>
      </style:header>
      <style:header-left>
        <text:p text:style-name="MP39"><text:span text:style-name="MT50">Repères du plan : Se repérer</text:span> </text:p>
      </style:header-left>
      <style:footer>
        <text:p text:style-name="MP3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4"><draw:g text:anchor-type="paragraph" draw:z-index="242" draw:name="Shape4_11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>
      <style:footer-left>
        <text:p text:style-name="MP7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4"><draw:g text:anchor-type="paragraph" draw:z-index="243" draw:name="Shape4_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>
      <style:header-left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-left>
      <style:footer>
        <text:p text:style-name="MP7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235" draw:name="Shape4_85" draw:style-name="Mgr2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238" draw:name="Shape4_7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67" draw:name="Shape4_75" draw:style-name="Mgr2"><draw:path draw:style-name="Mgr4" draw:text-style-name="MP38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39"><text:span text:style-name="MT50">Repères du plan : Se repérer</text:span> </text:p>
      </style:header>
      <style:header-left>
        <text:p text:style-name="MP39"><text:span text:style-name="MT50">Repères du plan : Se repérer</text:span> </text:p>
      </style:header-left>
      <style:footer>
        <text:p text:style-name="MP3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4"><draw:g text:anchor-type="paragraph" draw:z-index="231" draw:name="Shape4_7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>
      <style:footer-left>
        <text:p text:style-name="MP7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4"><draw:g text:anchor-type="paragraph" draw:z-index="233" draw:name="Shape4_7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80" draw:name="Shape3_7" draw:style-name="Mgr8" draw:text-style-name="MP2" svg:x1="15.12cm" svg:y1="0.36cm" svg:x2="20.496cm" svg:y2="0.36cm"><text:p/></draw:line><text:s/><text:span text:style-name="MT54">Angles : </text:span>Angles : <text:span text:style-name="MT55">Comprendre la notion d’angle</text:span></text:p>
      </style:header>
      <style:header-left>
        <text:p text:style-name="MP41"><draw:line text:anchor-type="paragraph" draw:z-index="386" draw:name="Shape3_29" draw:style-name="Mgr8" draw:text-style-name="MP2" svg:x1="15.12cm" svg:y1="0.36cm" svg:x2="20.496cm" svg:y2="0.36cm"><text:p/></draw:line>Angles : <text:span text:style-name="MT55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6">Angles : </text:span><text:span text:style-name="MT57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56">Angles : </text:span><text:span text:style-name="MT58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6">Angles : </text:span><text:span text:style-name="MT59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43"><draw:line text:anchor-type="paragraph" draw:z-index="73" draw:name="Shape3_33" draw:style-name="Mgr8" draw:text-style-name="MP2" svg:x1="15.12cm" svg:y1="0.36cm" svg:x2="20.496cm" svg:y2="0.36cm"><text:p/></draw:line><text:s/><text:span text:style-name="MT60">Angles</text:span> : <text:span text:style-name="MT55">Comprendre la notion d’angle</text:span></text:p>
      </style:header>
      <style:footer>
        <text:p text:style-name="MP7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/text:p>
      </style:footer>
      <style:footer-left>
        <text:p text:style-name="MP7"><draw:frame draw:style-name="Mfr1" draw:name="Frame9111112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61">Angles</text:span><text:span text:style-name="MT8"> : </text:span><text:span text:style-name="MT61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62" draw:name="Shape3_35" draw:style-name="Mgr8" draw:text-style-name="MP2" svg:x1="11.344cm" svg:y1="0.358cm" svg:x2="20.497cm" svg:y2="0.36cm"><text:p/></draw:line><text:span text:style-name="MT62">Angles </text:span>: Nommer un angle</text:p>
      </style:header>
      <style:footer>
        <text:p text:style-name="MP3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74" draw:name="Shape4_18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47" draw:name="Shape4_18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41" draw:name="Shape4_18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_5f_Header_20_G_20_page_20_paire_20__28_G_29_"><draw:line text:anchor-type="paragraph" draw:z-index="405" draw:name="Shape3_30" draw:style-name="Mgr8" draw:text-style-name="MP2" svg:x1="11.435cm" svg:y1="0.388cm" svg:x2="20.496cm" svg:y2="0.36cm"><text:p/></draw:line><text:span text:style-name="MT63">Angles</text:span> : <text:span text:style-name="MT63">Mesurer un angle</text:span></text:p>
      </style:header-left>
      <style:footer>
        <text:p text:style-name="MP7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406" draw:name="Shape4_17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64">Angles </text:span><text:span text:style-name="MT8">: </text:span><text:span text:style-name="MT6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52" draw:name="Shape3_31" draw:style-name="Mgr8" draw:text-style-name="MP2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53" draw:name="Shape3_32" draw:style-name="Mgr8" draw:text-style-name="MP2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6">Angles : </text:span><text:span text:style-name="MT57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6">Angles : </text:span><text:span text:style-name="MT65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6">Angles : </text:span><text:span text:style-name="MT57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62" draw:name="Shape4_18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60" draw:name="Shape4_18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61" draw:name="Shape4_18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63" draw:name="Shape3_34" draw:style-name="Mgr8" draw:text-style-name="MP2" svg:x1="15.448cm" svg:y1="0.365cm" svg:x2="20.496cm" svg:y2="0.36cm"><text:p/></draw:line><text:span text:style-name="MT66">Angles</text:span><text:span text:style-name="MT67"> : </text:span><text:span text:style-name="MT68">Calculer des mesures d’angle</text:span></text:p>
      </style:header>
      <style:header-left>
        <text:p text:style-name="_5f_Header_20_G_20_page_20_paire_20__28_G_29_"><draw:line text:anchor-type="paragraph" draw:z-index="364" draw:name="Shape3_36" draw:style-name="Mgr8" draw:text-style-name="MP2" svg:x1="15.448cm" svg:y1="0.365cm" svg:x2="20.496cm" svg:y2="0.36cm"><text:p/></draw:line><text:span text:style-name="MT66">Angles : </text:span><text:span text:style-name="MT68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6">Angles : </text:span><text:span text:style-name="MT57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6">Angles : </text:span><text:span text:style-name="MT69">Calculer des </text:span><text:span text:style-name="MT65">Mesure</text:span><text:span text:style-name="MT69">s</text:span><text:span text:style-name="MT6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2"><text:span text:style-name="MT56">Angles : </text:span><text:span text:style-name="MT70">Calculer des mesures d’angle</text:span></text:p></draw:text-box></draw:frame></text:h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73" draw:name="Shape3_0" draw:style-name="Mgr9" draw:text-style-name="MP2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275" draw:name="Shape3_18" draw:style-name="Mgr9" draw:text-style-name="MP2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3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4"><draw:g text:anchor-type="paragraph" draw:z-index="278" draw:name="Shape4_103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69" draw:name="Shape4_7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70" draw:name="Shape4_10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72" draw:name="Shape4_10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-left>
      <style:footer>
        <text:p text:style-name="MP7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8">Proportionnalité et pourcentages : proportionalité</text:p></draw:text-box></draw:frame><draw:g text:anchor-type="paragraph" draw:z-index="265" draw:name="Shape4_22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9">: </text:p></draw:text-box></draw:frame><draw:g text:anchor-type="paragraph" draw:z-index="267" draw:name="Shape4_87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42"> </text:span>: <text:span text:style-name="MT75">proportionnalité</text:span> </text:p>
      </style:header-left>
      <style:footer>
        <text:p text:style-name="MP3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0"><draw:g text:anchor-type="paragraph" draw:z-index="262" draw:name="Shape4_73" draw:style-name="Mgr2"><draw:path draw:style-name="Mgr4" draw:text-style-name="MP38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7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4"><draw:g text:anchor-type="paragraph" draw:z-index="263" draw:name="Shape4_88" draw:style-name="Mgr2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7"/>
      </style:header-left>
      <style:footer>
        <text:p text:style-name="MP7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8">Proportionnalité et pourcentages : proportionalité</text:p></draw:text-box></draw:frame><draw:g text:anchor-type="paragraph" draw:z-index="343" draw:name="Shape4_23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9">: </text:p></draw:text-box></draw:frame><draw:g text:anchor-type="paragraph" draw:z-index="368" draw:name="Shape4_99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-left>
      <style:footer>
        <text:p text:style-name="MP3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4"><draw:g text:anchor-type="paragraph" draw:z-index="228" draw:name="Shape4_98" draw:style-name="Mgr2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<text:span text:style-name="MT78">Proportionnalité et pourcentage : </text:span><text:span text:style-name="MT79">pourcentages</text:span></text:p></draw:text-box></draw:frame></text:p>
      </style:footer>
      <style:footer-left>
        <text:p text:style-name="MP7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3"><text:span text:style-name="MT80">Proportionnalité et pourcentages : </text:span><text:span text:style-name="MT79">pourcentages</text:span></text:p></draw:text-box></draw:frame><draw:g text:anchor-type="paragraph" draw:z-index="330" draw:name="Shape4_112" draw:style-name="Mgr2"><draw:path draw:style-name="Mgr4" draw:text-style-name="MP9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23" draw:name="Shape4_9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80" draw:name="Shape4_10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25" draw:name="Shape4_10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3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4"><draw:g text:anchor-type="paragraph" draw:z-index="197" draw:name="Shape4_94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4"><draw:g text:anchor-type="paragraph" draw:z-index="136" draw:name="Shape4_95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35" draw:name="Shape4_96" draw:style-name="Mgr2"><draw:path draw:style-name="Mgr10" draw:text-style-name="MP45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39" draw:name="Shape4_1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38" draw:name="Shape4_11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11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42" draw:name="Shape3_11" draw:style-name="Mgr9" draw:text-style-name="MP2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134" draw:name="Shape3_20" draw:style-name="Mgr9" draw:text-style-name="MP2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3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4"><draw:g text:anchor-type="paragraph" draw:z-index="192" draw:name="Shape4_113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45" draw:name="Shape4_1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44" draw:name="Shape4_11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74" draw:name="Shape4_11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48" draw:name="Shape3_16" draw:style-name="Mgr9" draw:text-style-name="MP2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4"><draw:line text:anchor-type="paragraph" draw:z-index="147" draw:name="Shape3_17" draw:style-name="Mgr9" draw:text-style-name="MP2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3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4"><draw:g text:anchor-type="paragraph" draw:z-index="167" draw:name="Shape4_107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27" draw:name="Shape4_10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49" draw:name="Shape4_12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66" draw:name="Shape4_12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5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4"><draw:g text:anchor-type="paragraph" draw:z-index="210" draw:name="Shape4_109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73">Périmètre : </text:span><text:span text:style-name="MT85">Problèmes</text:span></text:p></draw:text-box></draw:frame></text:p>
      </style:footer>
      <style:footer-left>
        <text:p text:style-name="MP55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6"><text:span text:style-name="MT73">Périmètre : </text:span><text:span text:style-name="MT85">Problèmes</text:span></text:p></draw:text-box></draw:frame><draw:g text:anchor-type="paragraph" draw:z-index="128" draw:name="Shape4_122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6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87">Volume</text:span><text:span text:style-name="MT8"> </text:span></text:p></draw:text-box></draw:frame><draw:g text:anchor-type="paragraph" draw:z-index="288" draw:name="Shape4_145" draw:style-name="Mgr2"><draw:path draw:style-name="Mgr3" draw:text-style-name="MP5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7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3"><draw:frame draw:style-name="Mfr3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8">Conversions d’unités : longueurs</text:p></draw:text-box></draw:frame><draw:g text:anchor-type="paragraph" draw:z-index="283" draw:name="Shape4_12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3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4"><draw:g text:anchor-type="paragraph" draw:z-index="286" draw:name="Shape4_13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Conversions d’unités : longueurs</text:p></draw:text-box></draw:frame><draw:g text:anchor-type="paragraph" draw:z-index="287" draw:name="Shape4_177" draw:style-name="Mgr2"><draw:path draw:style-name="Mgr3" draw:text-style-name="MP5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7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longueurs</text:span><text:span text:style-name="MT8"> </text:span></text:p></draw:text-box></draw:frame><draw:g text:anchor-type="paragraph" draw:z-index="279" draw:name="Shape4_8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81" draw:name="Shape4_12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12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7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0">masses</text:span><text:span text:style-name="MT8"> </text:span></text:p></draw:text-box></draw:frame><draw:g text:anchor-type="paragraph" draw:z-index="130" draw:name="Shape4_12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29" draw:name="Shape4_12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08" draw:name="Shape4_13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0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1">Masses</text:span><text:span text:style-name="MT8"> </text:span></text:p></draw:text-box></draw:frame><draw:g text:anchor-type="paragraph" draw:z-index="310" draw:name="Shape4_12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draw:g text:anchor-type="paragraph" draw:z-index="321" draw:name="Shape4_12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3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4"><draw:g text:anchor-type="paragraph" draw:z-index="200" draw:name="Shape4_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7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5">capacités</text:span><text:span text:style-name="MT8"> </text:span></text:p></draw:text-box></draw:frame><draw:g text:anchor-type="paragraph" draw:z-index="133" draw:name="Shape4_13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32" draw:name="Shape4_13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98" draw:name="Shape4_13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3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7">Capacités</text:span><text:span text:style-name="MT8"> </text:span></text:p></draw:text-box></draw:frame><draw:g text:anchor-type="paragraph" draw:z-index="276" draw:name="Shape4_14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7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158" draw:name="Shape4_13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56" draw:name="Shape4_13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66" draw:name="Shape4_13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3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239" draw:name="Shape4_13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4"><draw:g text:anchor-type="paragraph" draw:z-index="150" draw:name="Shape4_14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7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3">Temps et </text:span><text:span text:style-name="MT104">Durée</text:span><text:span text:style-name="MT8"> </text:span></text:p></draw:text-box></draw:frame><draw:g text:anchor-type="paragraph" draw:z-index="154" draw:name="Shape4_13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51" draw:name="Shape4_14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32" draw:name="Shape4_14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3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6">vitesse</text:span><text:span text:style-name="MT8"> </text:span></text:p></draw:text-box></draw:frame><draw:g text:anchor-type="paragraph" draw:z-index="320" draw:name="Shape4_14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4"><draw:g text:anchor-type="paragraph" draw:z-index="153" draw:name="Shape4_4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7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8">aires</text:span></text:p></draw:text-box></draw:frame><draw:g text:anchor-type="paragraph" draw:z-index="87" draw:name="Shape4_5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57" draw:name="Shape4_15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95" draw:name="Shape4_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3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91" draw:name="Shape4_14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7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10">problèmes</text:span></text:p></draw:text-box></draw:frame><draw:g text:anchor-type="paragraph" draw:z-index="94" draw:name="Shape4_14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111">Conversions d’unités </text:span><text:span text:style-name="MT8">: </text:span><text:span text:style-name="MT111">problèmes</text:span></text:p></draw:text-box></draw:frame><draw:g text:anchor-type="paragraph" draw:z-index="93" draw:name="Shape4_63" draw:style-name="Mgr2"><draw:path draw:style-name="Mgr3" draw:text-style-name="MP5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2"><text:span text:style-name="MT96">Conversions d’unités : </text:span><text:span text:style-name="MT109">Problèmes</text:span></text:p>
      </style:header>
      <style:header-left>
        <text:p text:style-name="MP62"><text:span text:style-name="MT96">Conversions d’unités : </text:span><text:span text:style-name="MT109">Problèmes</text:span></text:p>
      </style:header-left>
      <style:footer>
        <text:p text:style-name="MP3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10">problèmes</text:span></text:p></draw:text-box></draw:frame><draw:g text:anchor-type="paragraph" draw:z-index="169" draw:name="Shape4_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1"><text:span text:style-name="MT92">Conversions d’unités : </text:span><text:span text:style-name="MT110">problèmes</text:span></text:p></draw:text-box></draw:frame><draw:g text:anchor-type="paragraph" draw:z-index="100" draw:name="Shape4_142" draw:style-name="Mgr2"><draw:path draw:style-name="Mgr3" draw:text-style-name="MP5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02" draw:name="Shape4_10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01" draw:name="Shape4_15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14" draw:name="Shape4_15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3"><text:span text:style-name="MT112"><text:s text:c="15"/>A</text:span>ires : Aire et unité</text:p>
      </style:header>
      <style:header-left>
        <text:p text:style-name="MP63"><text:span text:style-name="MT112"><text:s text:c="15"/>A</text:span>ires : Aire et unité</text:p>
      </style:header-left>
      <style:footer>
        <text:p text:style-name="MP3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4"><draw:g text:anchor-type="paragraph" draw:z-index="367" draw:name="Shape4_157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27">Géométrie plane, </text:span><text:span text:style-name="MT113">partie 1</text:span> : <text:span text:style-name="MT114">Assembler et décomposer</text:span></text:p>
      </style:header>
      <style:footer>
        <text:p text:style-name="MP3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5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358" draw:name="Shape4_216" draw:style-name="Mgr2"><draw:path draw:style-name="Mgr7" draw:text-style-name="MP3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4"><draw:g text:anchor-type="paragraph" draw:z-index="359" draw:name="Shape4_217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1">Géométrie plane, </text:span><text:span text:style-name="MT116">partie 1</text:span><text:span text:style-name="MT31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7"><text:span text:style-name="MT118">Géométrie plane</text:span><text:span text:style-name="MT119"> : </text:span><text:span text:style-name="MT120">Vocabulaire</text:span></text:p>
      </style:header>
      <style:footer>
        <text:p text:style-name="MP7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356" draw:name="Shape4_213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357" draw:name="Shape4_21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27">Géométrie plane, </text:span><text:span text:style-name="MT113">partie 1</text:span> : <text:span text:style-name="MT122">coder</text:span></text:p>
      </style:header>
      <style:footer>
        <text:p text:style-name="MP3"><draw:g text:anchor-type="paragraph" draw:z-index="227" draw:name="Shape4_211" draw:style-name="Mgr2"><draw:path draw:style-name="Mgr7" draw:text-style-name="MP34" svg:width="0.855cm" svg:height="1.172cm" svg:x="18.449cm" svg:y="-0.174cm" svg:viewBox="0 0 856 1173" svg:d="M856 1173h-856v-991c0-100 79-182 175-182h505c97 0 176 82 176 182z"><text:p/></draw:path></draw:g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5"><text:span text:style-name="MT115">Géométrie plane, </text:span><text:span text:style-name="MT116">partie 1</text:span><text:span text:style-name="MT115"> : </text:span><text:span text:style-name="MT123">coder</text:span></text:p></draw:text-box></draw:frame></text:p>
      </style:footer>
      <style:footer-left>
        <text:p text:style-name="MP7"><draw:g text:anchor-type="paragraph" draw:z-index="198" draw:name="Shape4_212" draw:style-name="Mgr2"><draw:path draw:style-name="Mgr7" draw:text-style-name="MP34" svg:width="0.855cm" svg:height="1.172cm" svg:x="-0.287cm" svg:y="-0.174cm" svg:viewBox="0 0 856 1173" svg:d="M856 1173h-856v-991c0-100 79-182 175-182h505c97 0 176 82 176 182z"><text:p/></draw:path></draw:g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6"><text:span text:style-name="MT31">Géométrie plane, </text:span><text:span text:style-name="MT116">partie 1</text:span><text:span text:style-name="MT31"> : </text:span><text:span text:style-name="MT123">coder</text:span></text:p></draw:text-box></draw:frame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7"><text:span text:style-name="MT118">Géométrie plane</text:span><text:span text:style-name="MT119"> : </text:span><text:span text:style-name="MT120">Vocabulaire</text:span></text:p>
      </style:header>
      <style:header-left>
        <text:p text:style-name="MP67"><text:span text:style-name="MT118">Géométrie plane</text:span><text:span text:style-name="MT119"> : </text:span><text:span text:style-name="MT120">Vocabulaire</text:span></text:p>
      </style:header-left>
      <style:footer>
        <text:p text:style-name="MP7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259" draw:name="Shape4_209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245" draw:name="Shape4_210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27">Géométrie plane</text:span> : <text:span text:style-name="MT28">P</text:span><text:span text:style-name="MT29">arallèles, perpendiculaires,<text:line-break/> </text:span><text:span text:style-name="MT30">distances</text:span></text:p>
      </style:header>
      <style:footer>
        <text:p text:style-name="MP3"><draw:frame draw:style-name="Mfr1" draw:name="Frame209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4"><draw:g text:anchor-type="paragraph" draw:z-index="221" draw:name="Shape4_204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32">Parallèles, perpendiculaires, </text:span><text:span text:style-name="MT33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6"><text:span text:style-name="MT31">Géométrie plane : </text:span><text:span text:style-name="MT32">parallèles, perpendiculaires, </text:span><text:span text:style-name="MT33">distances</text:span></text:p></draw:text-box></draw:frame><draw:g text:anchor-type="paragraph" draw:z-index="340" draw:name="Shape4_206" draw:style-name="Mgr2"><draw:path draw:style-name="Mgr7" draw:text-style-name="MP3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7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246" draw:name="Shape4_205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91" draw:name="Shape4_15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27">Géométrie plane</text:span> : <text:span text:style-name="MT125">Milieu, alignement, </text:span><text:span text:style-name="MT126">appartenance</text:span></text:p>
      </style:header>
      <style:footer>
        <text:p text:style-name="MP3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4"><draw:g text:anchor-type="paragraph" draw:z-index="347" draw:name="Shape4_15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7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4"><draw:g text:anchor-type="paragraph" draw:z-index="284" draw:name="Shape4_15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1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footer>
        <text:p text:style-name="MP7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220" draw:name="Shape4_149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205" draw:name="Shape4_150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27">Géométrie plane</text:span> : <text:span text:style-name="MT27">Points, droites </text:span><text:span text:style-name="MT131">et cercles</text:span></text:p>
      </style:header>
      <style:footer>
        <text:p text:style-name="MP7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4"><draw:g text:anchor-type="paragraph" draw:z-index="172" draw:name="Shape4_20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Géométrie plane : points, droites <text:span text:style-name="MT132">et cercles</text:span></text:p></draw:text-box></draw:frame></text:p>
      </style:footer>
      <style:footer-left>
        <text:p text:style-name="MP7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4"><draw:g text:anchor-type="paragraph" draw:z-index="229" draw:name="Shape4_203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footer>
        <text:p text:style-name="MP7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256" draw:name="Shape4_200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230" draw:name="Shape4_201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39"><text:span text:style-name="MT50">Repères du plan : Se repérer</text:span> </text:p>
      </style:header>
      <style:footer>
        <text:p text:style-name="MP3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4"><draw:g text:anchor-type="paragraph" draw:z-index="292" draw:name="Shape4_194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>
      <style:footer-left>
        <text:p text:style-name="MP7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4"><draw:g text:anchor-type="paragraph" draw:z-index="271" draw:name="Shape4_195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7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">Repères du plan : Se </text:span><text:span text:style-name="MT136">déplacer</text:span></text:p></draw:text-box></draw:frame><draw:g text:anchor-type="paragraph" draw:z-index="348" draw:name="Shape4_192" draw:style-name="Mgr2"><draw:path draw:style-name="Mgr7" draw:text-style-name="MP34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7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3"><text:span text:style-name="MT8">Repères du plan : se </text:span><text:span text:style-name="MT136">déplacer</text:span></text:p></draw:text-box></draw:frame><draw:g text:anchor-type="paragraph" draw:z-index="314" draw:name="Shape4_193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39"><text:span text:style-name="MT50">Repères du plan : Se repérer</text:span> </text:p>
      </style:header>
      <style:footer>
        <text:p text:style-name="MP3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4"><draw:g text:anchor-type="paragraph" draw:z-index="163" draw:name="Shape4_190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>
      <style:footer-left>
        <text:p text:style-name="MP7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4"><draw:g text:anchor-type="paragraph" draw:z-index="164" draw:name="Shape4_19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<text:span text:style-name="MT51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51">R</text:span>epères du plan : Se repérer</text:p>
      </style:header>
      <style:header-left>
        <text:p text:style-name="_5f_Header_20_G_20_page_20_paire_20__28_G_29_"><text:span text:style-name="MT51">R</text:span>epères du plan : Se repérer</text:p>
      </style:header-left>
      <style:footer>
        <text:p text:style-name="MP7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Repères du plan : Se repérer</text:p></draw:text-box></draw:frame><draw:g text:anchor-type="paragraph" draw:z-index="365" draw:name="Shape4_117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9">Repères du plan : se repérer</text:p></draw:text-box></draw:frame><draw:g text:anchor-type="paragraph" draw:z-index="366" draw:name="Shape4_189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5">Volumes : Volumes par comptage</text:p>
      </style:header>
      <style:footer>
        <text:p text:style-name="MP7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4"><draw:g text:anchor-type="paragraph" draw:z-index="351" draw:name="Shape4_179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7"><draw:line text:anchor-type="paragraph" draw:z-index="339" draw:name="Shape7_8" draw:style-name="Mgr9" draw:text-style-name="MP2" svg:x1="9.042cm" svg:y1="0.36cm" svg:x2="20.461cm" svg:y2="0.36cm"><text:p/></draw:line><draw:path text:anchor-type="paragraph" draw:z-index="341" draw:name="Shape5_1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342" draw:name="Shape6_2" draw:style-name="Mgr12" draw:text-style-name="MP79" svg:width="2.703cm" svg:height="0.715cm" draw:transform="rotate (0.0872664625997165) translate (-0.172861111111111cm 0.218722222222222cm)"><draw:text-box><text:p text:style-name="MP2"><text:span text:style-name="MT138">Série 1</text:span></text:p></draw:text-box></draw:frame>T<text:span text:style-name="MT139">itre de la série</text:span></text:p>
      </style:header>
      <style:header-left>
        <text:p text:style-name="MP77"><draw:line text:anchor-type="paragraph" draw:z-index="344" draw:name="Shape7_9" draw:style-name="Mgr9" draw:text-style-name="MP2" svg:x1="9.042cm" svg:y1="0.36cm" svg:x2="20.461cm" svg:y2="0.36cm"><text:p/></draw:line><draw:path text:anchor-type="paragraph" draw:z-index="345" draw:name="Shape5_2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346" draw:name="Shape6_5" draw:style-name="Mgr12" draw:text-style-name="MP79" svg:width="2.703cm" svg:height="0.715cm" draw:transform="rotate (0.0872664625997165) translate (-0.172861111111111cm 0.218722222222222cm)"><draw:text-box><text:p text:style-name="MP2"><text:span text:style-name="MT138">Série 1</text:span></text:p></draw:text-box></draw:frame>T<text:span text:style-name="MT139">itre de la série</text:span></text:p>
      </style:header-left>
      <style:footer>
        <text:p text:style-name="MP7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4"><draw:g text:anchor-type="paragraph" draw:z-index="349" draw:name="Shape8_5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0"><text:span text:style-name="MT112"><text:s text:c="15"/>A</text:span>ires : Aires de triangles</text:p>
      </style:header>
      <style:footer>
        <text:p text:style-name="MP3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4"><draw:g text:anchor-type="paragraph" draw:z-index="338" draw:name="Shape4_178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34" draw:name="Shape4_18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35" draw:name="Shape4_18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36" draw:name="Shape4_18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2"><text:span text:style-name="MT71"><text:s text:c="15"/>A</text:span><text:span text:style-name="MT141">ires : Problèmes d’aires</text:span></text:p>
      </style:header>
      <style:footer>
        <text:p text:style-name="MP3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4"><draw:g text:anchor-type="paragraph" draw:z-index="332" draw:name="Shape4_169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26" draw:name="Shape4_16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28" draw:name="Shape4_16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29" draw:name="Shape4_168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22" draw:name="Shape4_17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24" draw:name="Shape4_17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25" draw:name="Shape4_17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4"><text:span text:style-name="MT112"><text:s text:c="15"/>A</text:span>ires : Aires de disques</text:p>
      </style:header>
      <style:footer>
        <text:p text:style-name="MP3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4"><draw:g text:anchor-type="paragraph" draw:z-index="319" draw:name="Shape4_173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7"><draw:path text:anchor-type="paragraph" draw:z-index="307" draw:name="Shape5_3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309" draw:name="Shape6_3" draw:style-name="Mgr12" draw:text-style-name="MP79" svg:width="2.703cm" svg:height="0.715cm" draw:transform="rotate (0.0872664625997165) translate (-0.172861111111111cm 0.218722222222222cm)"><draw:text-box><text:p text:style-name="MP2"><text:span text:style-name="MT138">Série 1</text:span></text:p></draw:text-box></draw:frame><draw:line text:anchor-type="paragraph" draw:z-index="311" draw:name="Shape7_6" draw:style-name="Mgr9" draw:text-style-name="MP2" svg:x1="9.042cm" svg:y1="0.36cm" svg:x2="20.461cm" svg:y2="0.36cm"><text:p/></draw:line>T<text:span text:style-name="MT139">itre de la série</text:span></text:p>
      </style:header>
      <style:header-left>
        <text:p text:style-name="MP77"><draw:path text:anchor-type="paragraph" draw:z-index="312" draw:name="Shape5_4" draw:style-name="Mgr11" draw:text-style-name="MP78" svg:width="4.329cm" svg:height="2.24cm" svg:x="-1.499cm" svg:y="-1cm" svg:viewBox="0 0 4330 2241" svg:d="M0 2241l3984-288c209-15 363-168 345-342l-170-1611h-4159z"><text:p/></draw:path><draw:frame text:anchor-type="paragraph" draw:z-index="313" draw:name="Shape6_4" draw:style-name="Mgr12" draw:text-style-name="MP79" svg:width="2.703cm" svg:height="0.715cm" draw:transform="rotate (0.0872664625997165) translate (-0.172861111111111cm 0.218722222222222cm)"><draw:text-box><text:p text:style-name="MP2"><text:span text:style-name="MT138">Série 1</text:span></text:p></draw:text-box></draw:frame><draw:line text:anchor-type="paragraph" draw:z-index="315" draw:name="Shape7_3" draw:style-name="Mgr9" draw:text-style-name="MP2" svg:x1="9.042cm" svg:y1="0.36cm" svg:x2="20.461cm" svg:y2="0.36cm"><text:p/></draw:line>T<text:span text:style-name="MT139">itre de la série</text:span></text:p>
      </style:header-left>
      <style:footer>
        <text:p text:style-name="MP7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4"><draw:g text:anchor-type="paragraph" draw:z-index="317" draw:name="Shape8_4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4042599177" text:style-name="_5f_Numérotation_20_des_20_exercices">
          <text:list-item>
            <text:list>
              <text:list-item>
                <text:p text:style-name="MP86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6"><text:s/><text:span text:style-name="MT137">Volumes : </text:span><text:span text:style-name="MT144">Calculs et conversions</text:span> </text:p></draw:text-box></draw:frame><draw:g text:anchor-type="paragraph" draw:z-index="305" draw:name="Shape4_174" draw:style-name="Mgr2"><draw:path draw:style-name="Mgr10" draw:text-style-name="MP45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85355095880106" text:continue-numbering="true" text:style-name="_5f_Numérotation_20_des_20_exercices">
          <text:list-item>
            <text:list>
              <text:list-item>
                <text:p text:style-name="MP86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6"><text:s/><text:span text:style-name="MT137">Volumes : </text:span><text:span text:style-name="MT144">Calculs et conversions</text:span> </text:p></draw:text-box></draw:frame><draw:g text:anchor-type="paragraph" draw:z-index="306" draw:name="Shape4_175" draw:style-name="Mgr2"><draw:path draw:style-name="Mgr10" draw:text-style-name="MP45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footer>
        <text:p text:style-name="MP7"><draw:frame draw:style-name="Mfr1" draw:name="Frame14" text:anchor-type="paragraph" svg:y="-0.06cm" draw:z-index="0"><draw:text-box fo:min-height="0.499cm" fo:min-width="3cm"><draw:frame draw:style-name="Mfr2" draw:name="Frame2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302" draw:name="Shape4_196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303" draw:name="Shape4_197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7"><text:span text:style-name="MT27">Géométrie plane</text:span> : <text:span text:style-name="MT145">D</text:span><text:span text:style-name="MT27">roites, </text:span><text:span text:style-name="MT146">demi-droites </text:span><text:span text:style-name="MT147">&amp; </text:span><text:span text:style-name="MT146">segments</text:span></text:p>
      </style:header>
      <style:footer>
        <text:p text:style-name="MP7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4"><draw:g text:anchor-type="paragraph" draw:z-index="299" draw:name="Shape4_198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15">Géométrie plane : </text:span><text:span text:style-name="MT31">droites, </text:span><text:span text:style-name="MT148">DEMI-droites et segments</text:span></text:p></draw:text-box></draw:frame></text:p>
      </style:footer>
      <style:footer-left>
        <text:p text:style-name="MP7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4"><draw:g text:anchor-type="paragraph" draw:z-index="300" draw:name="Shape4_199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1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8"><text:span text:style-name="MT112"><text:s text:c="15"/>A</text:span>ires : Aire par comptage</text:p>
      </style:header>
      <style:footer>
        <text:p text:style-name="MP3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4"><draw:g text:anchor-type="paragraph" draw:z-index="296" draw:name="Shape4_165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90" draw:name="Shape4_16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91" draw:name="Shape4_16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93" draw:name="Shape4_16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89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78" draw:name="Shape4_15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77" draw:name="Shape4_159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402" draw:name="Shape4_16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0"><text:span text:style-name="MT112"><text:s text:c="15"/>A</text:span>ires : Calculer une aire</text:p>
      </style:header>
      <style:footer>
        <text:p text:style-name="MP3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4"><draw:g text:anchor-type="paragraph" draw:z-index="79" draw:name="Shape4_161" draw:style-name="Mgr2"><draw:path draw:style-name="Mgr10" draw:text-style-name="MP4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1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2"><text:span text:style-name="MT151">Constructions géométriques : </text:span><text:span text:style-name="MT152">Reproduire</text:span></text:p>
      </style:header>
      <style:header-left>
        <text:p text:style-name="MP92"><text:span text:style-name="MT151">Constructions géométriques : </text:span><text:span text:style-name="MT152">Reproduire</text:span></text:p>
      </style:header-left>
      <style:footer>
        <text:p text:style-name="MP7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4"><draw:g text:anchor-type="paragraph" draw:z-index="83" draw:name="Shape10_0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>
      <style:footer-left>
        <text:p text:style-name="MP7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4"><draw:g text:anchor-type="paragraph" draw:z-index="81" draw:name="Shape10_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4">Géométrie de base, partie 1: nommer, mesurer</text:p>
      </style:header>
      <style:header-left>
        <text:p text:style-name="_5f_Header_20_G_20_page_20_impaire_20__28_D_29_">Géométrie plane : Vocabulaire</text:p>
        <text:p text:style-name="MP95">Géométrie de base, partie 1: nommer, mesurer</text:p>
      </style:header-left>
      <style:footer>
        <text:p text:style-name="MP7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4"><draw:g text:anchor-type="paragraph" draw:z-index="113" draw:name="Shape4_207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7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4"><draw:g text:anchor-type="paragraph" draw:z-index="86" draw:name="Shape4_208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7"><draw:path text:anchor-type="paragraph" draw:z-index="123" draw:name="Shape7" draw:style-name="Mgr13" draw:text-style-name="MP98" svg:width="4.329cm" svg:height="2.24cm" svg:x="-1.499cm" svg:y="-1cm" svg:viewBox="0 0 4330 2241" svg:d="M0 2241l3984-288c209-15 363-168 345-342l-170-1611h-4159z"><text:p/></draw:path><draw:frame text:anchor-type="paragraph" draw:z-index="122" draw:name="Shape8" draw:style-name="Mgr12" draw:text-style-name="MP79" svg:width="2.703cm" svg:height="0.715cm" draw:transform="rotate (0.0872664625997165) translate (-0.172861111111111cm 0.218722222222222cm)"><draw:text-box><text:p text:style-name="MP2"><text:span text:style-name="MT138">Série 1</text:span></text:p></draw:text-box></draw:frame><draw:line text:anchor-type="paragraph" draw:z-index="117" draw:name="Shape9" draw:style-name="Mgr8" draw:text-style-name="MP2" svg:x1="11.559cm" svg:y1="0.36cm" svg:x2="20.5cm" svg:y2="0.36cm"><text:p/></draw:line>T<text:span text:style-name="MT158">itre de la série</text:span></text:p>
      </style:header>
      <style:footer>
        <text:p text:style-name="MP7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4"><draw:g text:anchor-type="paragraph" draw:z-index="165" draw:name="Shape10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7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4"><draw:g text:anchor-type="paragraph" draw:z-index="124" draw:name="Shape4_215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1"><text:span text:style-name="MT151">Constructions géométriques : </text:span><text:span text:style-name="MT152">Reproduire</text:span></text:p>
      </style:header-left>
      <style:footer>
        <text:p text:style-name="MP7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126" draw:name="Shape4_218" draw:style-name="Mgr2"><draw:path draw:style-name="Mgr7" draw:text-style-name="MP3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7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4"><draw:g text:anchor-type="paragraph" draw:z-index="104" draw:name="Shape4_219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3">CONSTRUCTIONS Géométriques : </text:span><text:span text:style-name="MT154">REPRODUIRE</text:span></text:p></draw:text-box></draw:frame></text:p>
      </style:footer>
      <style:footer-left>
        <text:p text:style-name="MP7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4"><draw:g text:anchor-type="paragraph" draw:z-index="103" draw:name="Shape4_220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2"><text:span text:style-name="MT151">Constructions géométriques : </text:span><text:span text:style-name="MT152">Reproduire</text:span></text:p>
      </style:header>
      <style:footer>
        <text:p text:style-name="MP7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4"><draw:g text:anchor-type="paragraph" draw:z-index="106" draw:name="Shape10_0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>
      <style:footer-left>
        <text:p text:style-name="MP7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4"><draw:g text:anchor-type="paragraph" draw:z-index="105" draw:name="Shape10_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7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4"><draw:g text:anchor-type="paragraph" draw:z-index="108" draw:name="Shape4_22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4"><draw:g text:anchor-type="paragraph" draw:z-index="110" draw:name="Shape4_3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solides : Vocabulaire, NatuRE</text:p></draw:text-box></draw:frame></text:h>
      </style:footer>
      <style:footer-left>
        <text:p text:style-name="MP7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3">solides : Vocabulaire, NatuRE</text:p></draw:text-box></draw:frame><draw:g text:anchor-type="paragraph" draw:z-index="109" draw:name="Shape4_0" draw:style-name="Mgr2"><draw:path draw:style-name="Mgr7" draw:text-style-name="MP34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69"><text:span text:style-name="MT129">S</text:span><text:span text:style-name="MT130">olides</text:span> : <text:span text:style-name="MT129">Vocabulaire, nature</text:span></text:p>
      </style:header>
      <style:header-left>
        <text:p text:style-name="MP69"><text:span text:style-name="MT129">S</text:span><text:span text:style-name="MT130">olides</text:span> : <text:span text:style-name="MT129">Vocabulaire, nature</text:span></text:p>
      </style:header-left>
      <style:footer>
        <text:p text:style-name="MP7"><draw:g text:anchor-type="paragraph" draw:z-index="401" draw:name="Shape4_225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/text:p>
      </style:footer>
      <style:footer-left>
        <text:p text:style-name="MP7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111" draw:name="Shape4_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7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4"><draw:g text:anchor-type="paragraph" draw:z-index="107" draw:name="Shape4_224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7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4"><draw:g text:anchor-type="paragraph" draw:z-index="112" draw:name="Shape4_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g text:anchor-type="paragraph" draw:z-index="400" draw:name="Shape4_223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<text:span text:style-name="MT169">patrons</text:span></text:p></draw:text-box></draw:frame></text:h>
      </style:footer>
      <style:footer-left>
        <text:p text:style-name="MP7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125" draw:name="Shape4_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7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4"><draw:g text:anchor-type="paragraph" draw:z-index="115" draw:name="Shape4_22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7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4"><draw:g text:anchor-type="paragraph" draw:z-index="120" draw:name="Shape4_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7"><draw:g text:anchor-type="paragraph" draw:z-index="159" draw:name="Shape4_0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/text:p>
      </style:footer>
      <style:footer-left>
        <text:p text:style-name="MP7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0">solides : Vocabulaire, NatuRE</text:p></draw:text-box></draw:frame><draw:g text:anchor-type="paragraph" draw:z-index="114" draw:name="Shape4_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84" draw:name="Shape4_3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85" draw:name="Shape4_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30"> : </text:span><text:span text:style-name="MT176">Reconnaissance et axes</text:span></text:p>
      </style:header>
      <style:footer>
        <text:p text:style-name="MP3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4"><draw:g text:anchor-type="paragraph" draw:z-index="75" draw:name="Shape4_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1">S</text:span>ymétrie axiale : reconnaissance et axes</text:h></draw:text-box></draw:frame></text:p>
      </style:footer>
      <style:footer-left>
        <text:p text:style-name="MP7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4"><draw:g text:anchor-type="paragraph" draw:z-index="82" draw:name="Shape4_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21" draw:name="Shape4_3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99" draw:name="Shape4_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30"> : </text:span><text:span text:style-name="MT175">Médiatrice d’un segment</text:span></text:p>
      </style:header>
      <style:footer>
        <text:p text:style-name="MP3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4"><draw:g text:anchor-type="paragraph" draw:z-index="90" draw:name="Shape4_0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7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4"><draw:g text:anchor-type="paragraph" draw:z-index="92" draw:name="Shape4_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7"><draw:g text:anchor-type="paragraph" draw:z-index="161" draw:name="Shape4_226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draw:frame draw:style-name="Mfr1" draw:name="Frame291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/text:p>
      </style:footer>
      <style:footer-left>
        <text:p text:style-name="MP7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6">Symétrie axiale : constructions</text:p></draw:text-box></draw:frame><draw:g text:anchor-type="paragraph" draw:z-index="141" draw:name="Shape4_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51">S</text:span><text:span text:style-name="MT30">ymétrie axiale : Constructions</text:span></text:p>
      </style:header>
      <style:footer>
        <text:p text:style-name="MP3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4"><draw:g text:anchor-type="paragraph" draw:z-index="155" draw:name="Shape4_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7" text:outline-level="1"><text:span text:style-name="MT51">S</text:span>ymétrie axiale : Constructions</text:h></draw:text-box></draw:frame></text:p>
      </style:footer>
      <style:footer-left>
        <text:p text:style-name="MP7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4"><draw:g text:anchor-type="paragraph" draw:z-index="152" draw:name="Shape4_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7"><draw:g text:anchor-type="paragraph" draw:z-index="162" draw:name="Shape4_0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/text:p>
      </style:footer>
      <style:footer-left>
        <text:p text:style-name="MP7"><draw:frame draw:style-name="Mfr1" draw:name="Frame711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31" draw:name="Shape4_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30"> : </text:span><text:span text:style-name="MT180">Axes de symétrie de figures</text:span></text:p>
      </style:header>
      <style:header-left>
        <text:p text:style-name="MP108"><text:span text:style-name="MT179">Symétrie axiale</text:span><text:span text:style-name="MT30"> : </text:span><text:span text:style-name="MT180">Axes de symétrie de figures</text:span></text:p>
      </style:header-left>
      <style:footer>
        <text:p text:style-name="MP3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4"><draw:g text:anchor-type="paragraph" draw:z-index="143" draw:name="Shape4_3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9"><text:span text:style-name="MT51">S</text:span>ymétrie axiale : axes de symétrie de figures</text:p></draw:text-box></draw:frame></text:p>
      </style:footer>
      <style:footer-left>
        <text:p text:style-name="MP7"><draw:frame draw:style-name="Mfr1" draw:name="Frame31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4"><draw:g text:anchor-type="paragraph" draw:z-index="146" draw:name="Shape4_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37" draw:name="Shape4_3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40" draw:name="Shape4_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51">S</text:span>ymétrie : Propriétés</text:p>
      </style:header>
      <style:footer>
        <text:p text:style-name="MP3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4"><draw:g text:anchor-type="paragraph" draw:z-index="399" draw:name="Shape4_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51">S</text:span>ymétrie axiale : propriétés</text:p></draw:text-box></draw:frame></text:p>
      </style:footer>
      <style:footer-left>
        <text:p text:style-name="MP7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4"><draw:g text:anchor-type="paragraph" draw:z-index="160" draw:name="Shape4_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4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375" draw:name="Shape4_3" draw:style-name="Mgr2"><draw:path draw:style-name="Mgr7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8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376" draw:name="Shape4_4" draw:style-name="Mgr2"><draw:path draw:style-name="Mgr7" draw:text-style-name="MP3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1"><text:span text:style-name="MT51">S</text:span>ymétrie axiale : pour aller plus loin</text:p>
      </style:header>
      <style:footer>
        <text:p text:style-name="MP3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4"><draw:g text:anchor-type="paragraph" draw:z-index="373" draw:name="Shape4_1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51">S</text:span>ymétrie axiale : pour aller plus loin</text:p></draw:text-box></draw:frame></text:p>
      </style:footer>
      <style:footer-left>
        <text:p text:style-name="MP7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4"><draw:g text:anchor-type="paragraph" draw:z-index="374" draw:name="Shape4_2" draw:style-name="Mgr2"><draw:path draw:style-name="Mgr7" draw:text-style-name="MP3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2DT20H1M49S</meta:editing-duration>
    <meta:editing-cycles>288</meta:editing-cycles>
    <meta:generator>LibreOffice/7.1.1.2$Windows_X86_64 LibreOffice_project/fe0b08f4af1bacafe4c7ecc87ce55bb426164676</meta:generator>
    <dc:date>2021-09-03T08:48:53.331000000</dc:date>
    <meta:document-statistic meta:table-count="2" meta:image-count="0" meta:object-count="71" meta:page-count="1" meta:paragraph-count="793" meta:word-count="2954" meta:character-count="18990" meta:non-whitespace-character-count="16384"/>
    <meta:template xlink:type="simple" xlink:actuate="onRequest" xlink:title="lycee_v3" xlink:href="../Modele_cahier_numerique.ott" meta:date="2021-06-26T11:37:57.266475964"/>
  </office:meta>
</office:document-meta>
</file>

<file path=Object 234/content.xml><?xml version="1.0" encoding="utf-8"?>
<math xmlns="http://www.w3.org/1998/Math/MathML" display="block">
  <semantics>
    <mstyle mathsize="10pt">
      <mstyle mathsize="10pt">
        <mfrac>
          <mn>7</mn>
          <mn>10</mn>
        </mfrac>
      </mstyle>
    </mstyle>
    <annotation encoding="StarMath 5.0">size 10{size 10{{7}over{10}}}</annotation>
  </semantics>
</math>
</file>

<file path=Object 235/content.xml><?xml version="1.0" encoding="utf-8"?>
<math xmlns="http://www.w3.org/1998/Math/MathML" display="block">
  <semantics>
    <mstyle mathsize="10pt">
      <mfrac>
        <mn>9</mn>
        <mn>100</mn>
      </mfrac>
    </mstyle>
    <annotation encoding="StarMath 5.0">size 10{{9}over{100}}</annotation>
  </semantics>
</math>
</file>

<file path=Object 236/content.xml><?xml version="1.0" encoding="utf-8"?>
<math xmlns="http://www.w3.org/1998/Math/MathML" display="block">
  <semantics>
    <mstyle mathsize="10pt">
      <mfrac>
        <mn>79</mn>
        <mn>100</mn>
      </mfrac>
    </mstyle>
    <annotation encoding="StarMath 5.0">size 10{{79}over{100}}</annotation>
  </semantics>
</math>
</file>

<file path=Object 237/content.xml><?xml version="1.0" encoding="utf-8"?>
<math xmlns="http://www.w3.org/1998/Math/MathML" display="block">
  <semantics>
    <mstyle mathsize="10pt">
      <mfrac>
        <mn>3</mn>
        <mn>10</mn>
      </mfrac>
    </mstyle>
    <annotation encoding="StarMath 5.0">size 10{{3}over{10}}</annotation>
  </semantics>
</math>
</file>

<file path=Object 238/content.xml><?xml version="1.0" encoding="utf-8"?>
<math xmlns="http://www.w3.org/1998/Math/MathML" display="block">
  <semantics>
    <mstyle mathsize="10pt">
      <mfrac>
        <mn>5</mn>
        <mn>10</mn>
      </mfrac>
    </mstyle>
    <annotation encoding="StarMath 5.0">size 10{{5}over{10}}</annotation>
  </semantics>
</math>
</file>

<file path=Object 239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240/content.xml><?xml version="1.0" encoding="utf-8"?>
<math xmlns="http://www.w3.org/1998/Math/MathML" display="block">
  <semantics>
    <mstyle mathsize="10pt">
      <mfrac>
        <mn>84</mn>
        <mn>10</mn>
      </mfrac>
    </mstyle>
    <annotation encoding="StarMath 5.0">size 10{{84}over{10}}</annotation>
  </semantics>
</math>
</file>

<file path=Object 241/content.xml><?xml version="1.0" encoding="utf-8"?>
<math xmlns="http://www.w3.org/1998/Math/MathML" display="block">
  <semantics>
    <mstyle mathsize="10pt">
      <mfrac>
        <mn>65</mn>
        <mn>10</mn>
      </mfrac>
    </mstyle>
    <annotation encoding="StarMath 5.0">size 10{{65}over{10}}</annotation>
  </semantics>
</math>
</file>

<file path=Object 242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243/content.xml><?xml version="1.0" encoding="utf-8"?>
<math xmlns="http://www.w3.org/1998/Math/MathML" display="block">
  <semantics>
    <mstyle mathsize="10pt">
      <mfrac>
        <mn>154</mn>
        <mn>100</mn>
      </mfrac>
    </mstyle>
    <annotation encoding="StarMath 5.0">size 10{{154}over{100}}</annotation>
  </semantics>
</math>
</file>

<file path=Object 244/content.xml><?xml version="1.0" encoding="utf-8"?>
<math xmlns="http://www.w3.org/1998/Math/MathML" display="block">
  <semantics>
    <mstyle mathsize="10pt">
      <mfrac>
        <mn>623</mn>
        <mn>100</mn>
      </mfrac>
    </mstyle>
    <annotation encoding="StarMath 5.0">size 10{{623}over{100}}</annotation>
  </semantics>
</math>
</file>

<file path=Object 245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246/content.xml><?xml version="1.0" encoding="utf-8"?>
<math xmlns="http://www.w3.org/1998/Math/MathML" display="block">
  <semantics>
    <mstyle mathsize="10pt">
      <mfrac>
        <mn>1</mn>
        <mn>10</mn>
      </mfrac>
    </mstyle>
    <annotation encoding="StarMath 5.0">size 10{{1}over{10}}</annotation>
  </semantics>
</math>
</file>

<file path=Object 247/content.xml><?xml version="1.0" encoding="utf-8"?>
<math xmlns="http://www.w3.org/1998/Math/MathML" display="block">
  <semantics>
    <mstyle mathsize="10pt">
      <mfrac>
        <mn>1</mn>
        <mrow>
          <mn>1</mn>
          <mspace width="0.5em"/>
          <mn>000</mn>
        </mrow>
      </mfrac>
    </mstyle>
    <annotation encoding="StarMath 5.0">size 10{{1}over{1`000}}</annotation>
  </semantics>
</math>
</file>

<file path=Object 248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249/content.xml><?xml version="1.0" encoding="utf-8"?>
<math xmlns="http://www.w3.org/1998/Math/MathML" display="block">
  <semantics>
    <mstyle mathsize="10pt">
      <mfrac>
        <mn>571</mn>
        <mn>100</mn>
      </mfrac>
    </mstyle>
    <annotation encoding="StarMath 5.0">size 10{{571}over{100}}</annotation>
  </semantics>
</math>
</file>

<file path=Object 250/content.xml><?xml version="1.0" encoding="utf-8"?>
<math xmlns="http://www.w3.org/1998/Math/MathML" display="block">
  <semantics>
    <mstyle mathsize="10pt">
      <mfrac>
        <mn>219</mn>
        <mn>100</mn>
      </mfrac>
    </mstyle>
    <annotation encoding="StarMath 5.0">size 10{{219}over{100}}</annotation>
  </semantics>
</math>
</file>

<file path=Object 251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260/content.xml><?xml version="1.0" encoding="utf-8"?>
<math xmlns="http://www.w3.org/1998/Math/MathML" display="block">
  <semantics>
    <mstyle mathsize="10pt">
      <mfrac>
        <mn>5</mn>
        <mn>9</mn>
      </mfrac>
    </mstyle>
    <annotation encoding="StarMath 5.0">size 10{{5}over{9}}</annotation>
  </semantics>
</math>
</file>

<file path=Object 261/content.xml><?xml version="1.0" encoding="utf-8"?>
<math xmlns="http://www.w3.org/1998/Math/MathML" display="block">
  <semantics>
    <mstyle mathsize="10pt">
      <mfrac>
        <mn>3</mn>
        <mn>9</mn>
      </mfrac>
    </mstyle>
    <annotation encoding="StarMath 5.0">size 10{{3}over{9}}</annotation>
  </semantics>
</math>
</file>

<file path=Object 262/content.xml><?xml version="1.0" encoding="utf-8"?>
<math xmlns="http://www.w3.org/1998/Math/MathML" display="block">
  <semantics>
    <mstyle mathsize="10pt">
      <mfrac>
        <mrow>
          <mstyle color="silver">
            <mn>......</mn>
          </mstyle>
          <mo stretchy="false">+</mo>
          <mstyle color="silver">
            <mn>......</mn>
          </mstyle>
        </mrow>
        <mn>9</mn>
      </mfrac>
    </mstyle>
    <annotation encoding="StarMath 5.0">size 10{{color silver{......}+color silver{......}}over{9}}</annotation>
  </semantics>
</math>
</file>

<file path=Object 263/content.xml><?xml version="1.0" encoding="utf-8"?>
<math xmlns="http://www.w3.org/1998/Math/MathML" display="block">
  <semantics>
    <mstyle mathsize="10pt">
      <mfrac>
        <mstyle color="silver">
          <mn>......</mn>
        </mstyle>
        <mn>9</mn>
      </mfrac>
    </mstyle>
    <annotation encoding="StarMath 5.0">size 10{color silver{......}over{9}}</annotation>
  </semantics>
</math>
</file>

<file path=Object 264/content.xml><?xml version="1.0" encoding="utf-8"?>
<math xmlns="http://www.w3.org/1998/Math/MathML" display="block">
  <semantics>
    <mstyle mathsize="10pt">
      <mfrac>
        <mn>3</mn>
        <mn>7</mn>
      </mfrac>
    </mstyle>
    <annotation encoding="StarMath 5.0">size 10{{3}over{7}}</annotation>
  </semantics>
</math>
</file>

<file path=Object 265/content.xml><?xml version="1.0" encoding="utf-8"?>
<math xmlns="http://www.w3.org/1998/Math/MathML" display="block">
  <semantics>
    <mstyle mathsize="10pt">
      <mfrac>
        <mn>1</mn>
        <mn>7</mn>
      </mfrac>
    </mstyle>
    <annotation encoding="StarMath 5.0">size 10{{1}over{7}}</annotation>
  </semantics>
</math>
</file>

<file path=Object 266/content.xml><?xml version="1.0" encoding="utf-8"?>
<math xmlns="http://www.w3.org/1998/Math/MathML" display="block">
  <semantics>
    <mstyle mathsize="10pt">
      <mfrac>
        <mrow>
          <mstyle color="silver">
            <mn>......</mn>
          </mstyle>
          <mo stretchy="false">−</mo>
          <mstyle color="silver">
            <mn>......</mn>
          </mstyle>
        </mrow>
        <mn>7</mn>
      </mfrac>
    </mstyle>
    <annotation encoding="StarMath 5.0">size 10{{color silver{......}-color silver{......}}over{7}}</annotation>
  </semantics>
</math>
</file>

<file path=Object 267/content.xml><?xml version="1.0" encoding="utf-8"?>
<math xmlns="http://www.w3.org/1998/Math/MathML" display="block">
  <semantics>
    <mstyle mathsize="10pt">
      <mfrac>
        <mstyle color="silver">
          <mn>......</mn>
        </mstyle>
        <mn>7</mn>
      </mfrac>
    </mstyle>
    <annotation encoding="StarMath 5.0">size 10{color silver{......}over{7}}</annotation>
  </semantics>
</math>
</file>

<file path=Object 268/content.xml><?xml version="1.0" encoding="utf-8"?>
<math xmlns="http://www.w3.org/1998/Math/MathML" display="block">
  <semantics>
    <mstyle mathsize="10pt">
      <mfrac>
        <mn>3</mn>
        <mn>14</mn>
      </mfrac>
    </mstyle>
    <annotation encoding="StarMath 5.0">size 10{{3}over{14}}</annotation>
  </semantics>
</math>
</file>

<file path=Object 269/content.xml><?xml version="1.0" encoding="utf-8"?>
<math xmlns="http://www.w3.org/1998/Math/MathML" display="block">
  <semantics>
    <mstyle mathsize="10pt">
      <mfrac>
        <mn>1</mn>
        <mn>14</mn>
      </mfrac>
    </mstyle>
    <annotation encoding="StarMath 5.0">size 10{{1}over{14}}</annotation>
  </semantics>
</math>
</file>

<file path=Object 270/content.xml><?xml version="1.0" encoding="utf-8"?>
<math xmlns="http://www.w3.org/1998/Math/MathML" display="block">
  <semantics>
    <mstyle mathsize="10pt">
      <mfrac>
        <mn>5</mn>
        <mn>14</mn>
      </mfrac>
    </mstyle>
    <annotation encoding="StarMath 5.0">size 10{{5}over{14}}</annotation>
  </semantics>
</math>
</file>

<file path=Object 271/content.xml><?xml version="1.0" encoding="utf-8"?>
<math xmlns="http://www.w3.org/1998/Math/MathML" display="block">
  <semantics>
    <mstyle mathsize="10pt">
      <mfrac>
        <mrow>
          <mstyle color="silver">
            <mn>......</mn>
          </mstyle>
          <mo stretchy="false">+</mo>
          <mstyle color="silver">
            <mn>......</mn>
          </mstyle>
          <mo stretchy="false">+</mo>
          <mstyle color="silver">
            <mn>......</mn>
          </mstyle>
        </mrow>
        <mn>14</mn>
      </mfrac>
    </mstyle>
    <annotation encoding="StarMath 5.0">size 10{{color silver{......}+color silver{......}+color silver{......}}over{14}}</annotation>
  </semantics>
</math>
</file>

<file path=Object 272/content.xml><?xml version="1.0" encoding="utf-8"?>
<math xmlns="http://www.w3.org/1998/Math/MathML" display="block">
  <semantics>
    <mstyle mathsize="10pt">
      <mfrac>
        <mstyle color="silver">
          <mn>......</mn>
        </mstyle>
        <mn>14</mn>
      </mfrac>
    </mstyle>
    <annotation encoding="StarMath 5.0">size 10{color silver{......}over{14}}</annotation>
  </semantics>
</math>
</file>

<file path=Object 273/content.xml><?xml version="1.0" encoding="utf-8"?>
<math xmlns="http://www.w3.org/1998/Math/MathML" display="block">
  <semantics>
    <mstyle mathsize="10pt">
      <mfrac>
        <mn>6</mn>
        <mn>17</mn>
      </mfrac>
    </mstyle>
    <annotation encoding="StarMath 5.0">size 10{{6}over{17}}</annotation>
  </semantics>
</math>
</file>

<file path=Object 274/content.xml><?xml version="1.0" encoding="utf-8"?>
<math xmlns="http://www.w3.org/1998/Math/MathML" display="block">
  <semantics>
    <mstyle mathsize="10pt">
      <mfrac>
        <mstyle color="silver">
          <mn>......</mn>
        </mstyle>
        <mn>17</mn>
      </mfrac>
    </mstyle>
    <annotation encoding="StarMath 5.0">size 10{color silver{......}over{17}}</annotation>
  </semantics>
</math>
</file>

<file path=Object 275/content.xml><?xml version="1.0" encoding="utf-8"?>
<math xmlns="http://www.w3.org/1998/Math/MathML" display="block">
  <semantics>
    <mstyle mathsize="10pt">
      <mfrac>
        <mrow>
          <mn>6</mn>
          <mo stretchy="false">+</mo>
          <mstyle color="silver">
            <mn>......</mn>
          </mstyle>
        </mrow>
        <mn>17</mn>
      </mfrac>
    </mstyle>
    <annotation encoding="StarMath 5.0">size 10{{6+color silver{......}}over{17}}</annotation>
  </semantics>
</math>
</file>

<file path=Object 276/content.xml><?xml version="1.0" encoding="utf-8"?>
<math xmlns="http://www.w3.org/1998/Math/MathML" display="block">
  <semantics>
    <mstyle mathsize="10pt">
      <mfrac>
        <mn>10</mn>
        <mn>17</mn>
      </mfrac>
    </mstyle>
    <annotation encoding="StarMath 5.0">size 10{{10}over{17}}</annotation>
  </semantics>
</math>
</file>

<file path=Object 290/content.xml><?xml version="1.0" encoding="utf-8"?>
<math xmlns="http://www.w3.org/1998/Math/MathML" display="block">
  <semantics>
    <mstyle mathsize="10pt">
      <mfrac>
        <mn>1</mn>
        <mn>6</mn>
      </mfrac>
    </mstyle>
    <annotation encoding="StarMath 5.0">size 10{{1}over{6}}</annotation>
  </semantics>
</math>
</file>

<file path=Object 291/content.xml><?xml version="1.0" encoding="utf-8"?>
<math xmlns="http://www.w3.org/1998/Math/MathML" display="block">
  <semantics>
    <mstyle mathsize="10pt">
      <mfrac>
        <mn>3</mn>
        <mn>6</mn>
      </mfrac>
    </mstyle>
    <annotation encoding="StarMath 5.0">size 10{{3}over{6}}</annotation>
  </semantics>
</math>
</file>

<file path=Object 292/content.xml><?xml version="1.0" encoding="utf-8"?>
<math xmlns="http://www.w3.org/1998/Math/MathML" display="block">
  <semantics>
    <mstyle mathsize="10pt">
      <mfrac>
        <mn>31</mn>
        <mn>14</mn>
      </mfrac>
    </mstyle>
    <annotation encoding="StarMath 5.0">size 10{{31}over{14}}</annotation>
  </semantics>
</math>
</file>

<file path=Object 293/content.xml><?xml version="1.0" encoding="utf-8"?>
<math xmlns="http://www.w3.org/1998/Math/MathML" display="block">
  <semantics>
    <mstyle mathsize="10pt">
      <mfrac>
        <mn>5</mn>
        <mn>14</mn>
      </mfrac>
    </mstyle>
    <annotation encoding="StarMath 5.0">size 10{{5}over{14}}</annotation>
  </semantics>
</math>
</file>

<file path=Object 294/content.xml><?xml version="1.0" encoding="utf-8"?>
<math xmlns="http://www.w3.org/1998/Math/MathML" display="block">
  <semantics>
    <mstyle mathsize="10pt">
      <mfrac>
        <mn>11</mn>
        <mn>100</mn>
      </mfrac>
    </mstyle>
    <annotation encoding="StarMath 5.0">size 10 {{11}over{100}}</annotation>
  </semantics>
</math>
</file>

<file path=Object 296/content.xml><?xml version="1.0" encoding="utf-8"?>
<math xmlns="http://www.w3.org/1998/Math/MathML" display="block">
  <semantics>
    <mstyle mathsize="10pt">
      <mfrac>
        <mn>19</mn>
        <mn>100</mn>
      </mfrac>
    </mstyle>
    <annotation encoding="StarMath 5.0">size 10{{19}over{100}}</annotation>
  </semantics>
</math>
</file>

<file path=Object 297/content.xml><?xml version="1.0" encoding="utf-8"?>
<math xmlns="http://www.w3.org/1998/Math/MathML" display="block">
  <semantics>
    <mstyle mathsize="10pt">
      <mfrac>
        <mn>17</mn>
        <mn>18</mn>
      </mfrac>
    </mstyle>
    <annotation encoding="StarMath 5.0">size 10{{17}over{18}}</annotation>
  </semantics>
</math>
</file>

<file path=Object 298/content.xml><?xml version="1.0" encoding="utf-8"?>
<math xmlns="http://www.w3.org/1998/Math/MathML" display="block">
  <semantics>
    <mstyle mathsize="10pt">
      <mfrac>
        <mn>19</mn>
        <mn>18</mn>
      </mfrac>
    </mstyle>
    <annotation encoding="StarMath 5.0">size 10{{19}over{18}}</annotation>
  </semantics>
</math>
</file>

<file path=Object 299/content.xml><?xml version="1.0" encoding="utf-8"?>
<math xmlns="http://www.w3.org/1998/Math/MathML" display="block">
  <semantics>
    <mstyle mathsize="10pt">
      <mfrac>
        <mn>15</mn>
        <mn>37</mn>
      </mfrac>
    </mstyle>
    <annotation encoding="StarMath 5.0">size 10{{15}over{37}}</annotation>
  </semantics>
</math>
</file>

<file path=Object 300/content.xml><?xml version="1.0" encoding="utf-8"?>
<math xmlns="http://www.w3.org/1998/Math/MathML" display="block">
  <semantics>
    <mstyle mathsize="10pt">
      <mfrac>
        <mn>22</mn>
        <mn>37</mn>
      </mfrac>
    </mstyle>
    <annotation encoding="StarMath 5.0">size 10{{22}over{37}}</annotation>
  </semantics>
</math>
</file>

<file path=Object 301/content.xml><?xml version="1.0" encoding="utf-8"?>
<math xmlns="http://www.w3.org/1998/Math/MathML" display="block">
  <semantics>
    <mstyle mathsize="10pt">
      <mfrac>
        <mn>45</mn>
        <mn>143</mn>
      </mfrac>
    </mstyle>
    <annotation encoding="StarMath 5.0">size 10{{45}over{143}}</annotation>
  </semantics>
</math>
</file>

<file path=Object 302/content.xml><?xml version="1.0" encoding="utf-8"?>
<math xmlns="http://www.w3.org/1998/Math/MathML" display="block">
  <semantics>
    <mstyle mathsize="10pt">
      <mfrac>
        <mn>20</mn>
        <mn>143</mn>
      </mfrac>
    </mstyle>
    <annotation encoding="StarMath 5.0">size 10{{20}over{143}}</annotation>
  </semantics>
</math>
</file>

<file path=Object 303/content.xml><?xml version="1.0" encoding="utf-8"?>
<math xmlns="http://www.w3.org/1998/Math/MathML" display="block">
  <semantics>
    <mstyle mathsize="10pt">
      <mfrac>
        <mn>1</mn>
        <mn>27</mn>
      </mfrac>
    </mstyle>
    <annotation encoding="StarMath 5.0">size 10{{1}over{27}}</annotation>
  </semantics>
</math>
</file>

<file path=Object 304/content.xml><?xml version="1.0" encoding="utf-8"?>
<math xmlns="http://www.w3.org/1998/Math/MathML" display="block">
  <semantics>
    <mstyle mathsize="10pt">
      <mfrac>
        <mn>4</mn>
        <mn>27</mn>
      </mfrac>
    </mstyle>
    <annotation encoding="StarMath 5.0">size 10{{4}over{27}}</annotation>
  </semantics>
</math>
</file>

<file path=Object 305/content.xml><?xml version="1.0" encoding="utf-8"?>
<math xmlns="http://www.w3.org/1998/Math/MathML" display="block">
  <semantics>
    <mstyle mathsize="10pt">
      <mfrac>
        <mn>7</mn>
        <mn>27</mn>
      </mfrac>
    </mstyle>
    <annotation encoding="StarMath 5.0">size 10{{7}over{27}}</annotation>
  </semantics>
</math>
</file>

<file path=Object 306/content.xml><?xml version="1.0" encoding="utf-8"?>
<math xmlns="http://www.w3.org/1998/Math/MathML" display="block">
  <semantics>
    <mstyle mathsize="10pt">
      <mrow>
        <mo fence="true" stretchy="true">(</mo>
        <mrow>
          <mrow>
            <mfrac>
              <mn>16</mn>
              <mn>28</mn>
            </mfrac>
            <mrow>
              <mspace width="0.5em"/>
              <mo stretchy="false">−</mo>
              <mspace width="0.5em"/>
            </mrow>
            <mfrac>
              <mn>7</mn>
              <mn>28</mn>
            </mfrac>
          </mrow>
        </mrow>
        <mo fence="true" stretchy="true">)</mo>
      </mrow>
    </mstyle>
    <annotation encoding="StarMath 5.0">size 10{ Left ( {16}over{28} `-` {7}over{28} right )}</annotation>
  </semantics>
</math>
</file>

<file path=Object 308/content.xml><?xml version="1.0" encoding="utf-8"?>
<math xmlns="http://www.w3.org/1998/Math/MathML" display="block">
  <semantics>
    <mstyle mathsize="10pt">
      <mfrac>
        <mn>5</mn>
        <mn>28</mn>
      </mfrac>
    </mstyle>
    <annotation encoding="StarMath 5.0">size 10{{5}over{28}}</annotation>
  </semantics>
</math>
</file>

<file path=Object 309/content.xml><?xml version="1.0" encoding="utf-8"?>
<math xmlns="http://www.w3.org/1998/Math/MathML" display="block">
  <semantics>
    <mstyle mathsize="10pt">
      <mrow>
        <mo fence="true" stretchy="true">(</mo>
        <mrow>
          <mrow>
            <mfrac>
              <mn>13</mn>
              <mn>19</mn>
            </mfrac>
            <mrow>
              <mspace width="0.5em"/>
              <mo stretchy="false">−</mo>
              <mspace width="0.5em"/>
            </mrow>
            <mfrac>
              <mn>5</mn>
              <mn>19</mn>
            </mfrac>
          </mrow>
        </mrow>
        <mo fence="true" stretchy="true">)</mo>
      </mrow>
    </mstyle>
    <annotation encoding="StarMath 5.0">size 10{Left ({13}over{19} `-` {5}over{19} right )}</annotation>
  </semantics>
</math>
</file>

<file path=Object 311/content.xml><?xml version="1.0" encoding="utf-8"?>
<math xmlns="http://www.w3.org/1998/Math/MathML" display="block">
  <semantics>
    <mstyle mathsize="10pt">
      <mfrac>
        <mn>6</mn>
        <mn>19</mn>
      </mfrac>
    </mstyle>
    <annotation encoding="StarMath 5.0">size 10{{6}over{19}}</annotation>
  </semantics>
</math>
</file>

<file path=Object 312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13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14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15/content.xml><?xml version="1.0" encoding="utf-8"?>
<math xmlns="http://www.w3.org/1998/Math/MathML" display="block">
  <semantics>
    <mstyle mathsize="10pt">
      <mfrac>
        <mstyle color="silver">
          <mn>......</mn>
        </mstyle>
        <mn>68</mn>
      </mfrac>
    </mstyle>
    <annotation encoding="StarMath 5.0">size 10{color silver{......}over{68}}</annotation>
  </semantics>
</math>
</file>

<file path=Object 316/content.xml><?xml version="1.0" encoding="utf-8"?>
<math xmlns="http://www.w3.org/1998/Math/MathML" display="block">
  <semantics>
    <mstyle mathsize="10pt">
      <mfrac>
        <mstyle color="silver">
          <mn>......</mn>
        </mstyle>
        <mn>74</mn>
      </mfrac>
    </mstyle>
    <annotation encoding="StarMath 5.0">size 10{color silver{......}over{74}}</annotation>
  </semantics>
</math>
</file>

<file path=Object 317/content.xml><?xml version="1.0" encoding="utf-8"?>
<math xmlns="http://www.w3.org/1998/Math/MathML" display="block">
  <semantics>
    <mstyle mathsize="10pt">
      <mfrac>
        <mn>57</mn>
        <mn>90</mn>
      </mfrac>
    </mstyle>
    <annotation encoding="StarMath 5.0">size 10{{57}over{90}}</annotation>
  </semantics>
</math>
</file>

<file path=Object 318/content.xml><?xml version="1.0" encoding="utf-8"?>
<math xmlns="http://www.w3.org/1998/Math/MathML" display="block">
  <semantics>
    <mstyle mathsize="10pt">
      <mfrac>
        <mn>9</mn>
        <mn>85</mn>
      </mfrac>
    </mstyle>
    <annotation encoding="StarMath 5.0">size 10{{9}over{85}}</annotation>
  </semantics>
</math>
</file>

<file path=Object 319/content.xml><?xml version="1.0" encoding="utf-8"?>
<math xmlns="http://www.w3.org/1998/Math/MathML" display="block">
  <semantics>
    <mstyle mathsize="10pt">
      <mfrac>
        <mstyle color="silver">
          <mn>......</mn>
        </mstyle>
        <mn>59</mn>
      </mfrac>
    </mstyle>
    <annotation encoding="StarMath 5.0">size 10{color silver{......}over{59}}</annotation>
  </semantics>
</math>
</file>

<file path=Object 320/content.xml><?xml version="1.0" encoding="utf-8"?>
<math xmlns="http://www.w3.org/1998/Math/MathML" display="block">
  <semantics>
    <mstyle mathsize="10pt">
      <mfrac>
        <mstyle color="silver">
          <mn>......</mn>
        </mstyle>
        <mn>23</mn>
      </mfrac>
    </mstyle>
    <annotation encoding="StarMath 5.0">size 10{color silver{......}over{23}}</annotation>
  </semantics>
</math>
</file>

<file path=Object 321/content.xml><?xml version="1.0" encoding="utf-8"?>
<math xmlns="http://www.w3.org/1998/Math/MathML" display="block">
  <semantics>
    <mstyle mathsize="10pt">
      <mfrac>
        <mn>5</mn>
        <mn>6</mn>
      </mfrac>
    </mstyle>
    <annotation encoding="StarMath 5.0">size 10{{5}over{6}}</annotation>
  </semantics>
</math>
</file>

<file path=Object 322/content.xml><?xml version="1.0" encoding="utf-8"?>
<math xmlns="http://www.w3.org/1998/Math/MathML" display="block">
  <semantics>
    <mstyle mathsize="10pt">
      <mfrac>
        <mn>55</mn>
        <mn>13</mn>
      </mfrac>
    </mstyle>
    <annotation encoding="StarMath 5.0">size 10{{55}over{13}}</annotation>
  </semantics>
</math>
</file>

<file path=Object 323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24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25/content.xml><?xml version="1.0" encoding="utf-8"?>
<math xmlns="http://www.w3.org/1998/Math/MathML" display="block">
  <semantics>
    <mstyle mathsize="10pt">
      <mfrac>
        <mn>100</mn>
        <mstyle color="silver">
          <mn>......</mn>
        </mstyle>
      </mfrac>
    </mstyle>
    <annotation encoding="StarMath 5.0"> size 10 {100 over color silver {......} }</annotation>
  </semantics>
</math>
</file>

<file path=Object 326/content.xml><?xml version="1.0" encoding="utf-8"?>
<math xmlns="http://www.w3.org/1998/Math/MathML" display="block">
  <semantics>
    <mstyle mathsize="10pt">
      <mfrac>
        <mstyle color="silver">
          <mn>......</mn>
        </mstyle>
        <mn>8</mn>
      </mfrac>
    </mstyle>
    <annotation encoding="StarMath 5.0">size 10{color silver{......}over{8}}</annotation>
  </semantics>
</math>
</file>

<file path=Object 327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

<file path=Object 328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......}  over color silver {......} }</annotation>
  </semantics>
</math>
</file>